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6898in"/>
    </style:style>
    <style:style style:name="co2" style:family="table-column">
      <style:table-column-properties fo:break-before="auto" style:column-width="1.0071in"/>
    </style:style>
    <style:style style:name="co3" style:family="table-column">
      <style:table-column-properties fo:break-before="auto" style:column-width="0.6783in"/>
    </style:style>
    <style:style style:name="co4" style:family="table-column">
      <style:table-column-properties fo:break-before="auto" style:column-width="0.7311in"/>
    </style:style>
    <style:style style:name="co5" style:family="table-column">
      <style:table-column-properties fo:break-before="auto" style:column-width="0.6362in"/>
    </style:style>
    <style:style style:name="co6" style:family="table-column">
      <style:table-column-properties fo:break-before="auto" style:column-width="0.7953in"/>
    </style:style>
    <style:style style:name="co7" style:family="table-column">
      <style:table-column-properties fo:break-before="auto" style:column-width="0.8374in"/>
    </style:style>
    <style:style style:name="co8" style:family="table-column">
      <style:table-column-properties fo:break-before="auto" style:column-width="0.7839in"/>
    </style:style>
    <style:style style:name="co9" style:family="table-column">
      <style:table-column-properties fo:break-before="auto" style:column-width="0.8925in"/>
    </style:style>
    <style:style style:name="co10" style:family="table-column">
      <style:table-column-properties fo:break-before="auto" style:column-width="0.9854in"/>
    </style:style>
    <style:style style:name="co11" style:family="table-column">
      <style:table-column-properties fo:break-before="auto" style:column-width="0.9965in"/>
    </style:style>
    <style:style style:name="co12" style:family="table-column">
      <style:table-column-properties fo:break-before="auto" style:column-width="1.2228in"/>
    </style:style>
    <style:style style:name="co13" style:family="table-column">
      <style:table-column-properties fo:break-before="auto" style:column-width="1.1173in"/>
    </style:style>
    <style:style style:name="co14" style:family="table-column">
      <style:table-column-properties fo:break-before="auto" style:column-width="1.3252in"/>
    </style:style>
    <style:style style:name="co15" style:family="table-column">
      <style:table-column-properties fo:break-before="auto" style:column-width="1.5728in"/>
    </style:style>
    <style:style style:name="co16" style:family="table-column">
      <style:table-column-properties fo:break-before="auto" style:column-width="1.0173in"/>
    </style:style>
    <style:style style:name="co17" style:family="table-column">
      <style:table-column-properties fo:break-before="auto" style:column-width="1.5902in"/>
    </style:style>
    <style:style style:name="co18" style:family="table-column">
      <style:table-column-properties fo:break-before="auto" style:column-width="1.3354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6425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style:style style:name="ce1" style:family="table-cell" style:parent-style-name="Default" style:data-style-name="N2"/>
    <style:style style:name="ce2" style:family="table-cell" style:parent-style-name="Default" style:data-style-name="N2">
      <style:table-cell-properties fo:border-bottom="none" fo:border-left="0.0008in solid #000000" fo:border-right="0.0008in solid #000000" fo:border-top="0.0008in solid #000000"/>
    </style:style>
    <style:style style:name="ce3" style:family="table-cell" style:parent-style-name="Default" style:data-style-name="N2">
      <style:table-cell-properties fo:border-bottom="none" fo:border-left="0.0008in solid #000000" fo:border-right="0.0008in solid #000000" fo:border-top="none"/>
    </style:style>
    <style:style style:name="ce4" style:family="table-cell" style:parent-style-name="Default" style:data-style-name="N2">
      <style:table-cell-properties fo:border-bottom="0.0008in solid #000000" fo:border-left="0.0008in solid #000000" fo:border-right="0.0008in solid #000000" fo:border-top="none"/>
    </style:style>
    <style:style style:name="ce5" style:family="table-cell" style:parent-style-name="Default" style:data-style-name="N2">
      <style:table-cell-properties fo:wrap-option="wrap"/>
    </style:style>
    <style:style style:name="ce6" style:family="table-cell" style:parent-style-name="Default" style:data-style-name="N2">
      <style:table-cell-properties fo:background-color="#e6e6e6" fo:border="0.0008in solid #000000"/>
    </style:style>
    <style:style style:name="ce7" style:family="table-cell" style:parent-style-name="Default" style:data-style-name="N2">
      <style:table-cell-properties fo:wrap-option="wrap" fo:border="0.0008in solid #000000"/>
    </style:style>
    <style:style style:name="ce8" style:family="table-cell" style:parent-style-name="Default" style:data-style-name="N2">
      <style:table-cell-properties fo:border="0.0008in solid #000000"/>
    </style:style>
    <style:style style:name="ce9" style:family="table-cell" style:parent-style-name="Default" style:data-style-name="N2">
      <style:table-cell-properties fo:background-color="#83caff" fo:border="0.0008in solid #000000"/>
    </style:style>
    <style:style style:name="ce10" style:family="table-cell" style:parent-style-name="Default" style:data-style-name="N2">
      <style:table-cell-properties fo:background-color="#ffffff" fo:border="0.0008in solid #000000"/>
    </style:style>
    <style:style style:name="ce11" style:family="table-cell" style:parent-style-name="Default" style:data-style-name="N1"/>
    <style:style style:name="ce12" style:family="table-cell" style:parent-style-name="Default" style:data-style-name="N118"/>
    <style:style style:name="ce13" style:family="table-cell" style:parent-style-name="Default" style:data-style-name="N60"/>
    <style:style style:name="ce14" style:family="table-cell" style:parent-style-name="Default" style:data-style-name="N0"/>
    <style:style style:name="ce15" style:family="table-cell" style:parent-style-name="Default">
      <style:table-cell-properties fo:wrap-option="wrap"/>
      <style:text-properties style:use-window-font-color="true" style:text-outline="false" style:text-line-through-styl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timer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number-columns-repeated="5" table:default-cell-style-name="ce1"/>
        <table:table-column table:style-name="co9" table:default-cell-style-name="Default"/>
        <table:table-column table:style-name="co10" table:default-cell-style-name="ce1"/>
        <table:table-column table:style-name="co11" table:default-cell-style-name="ce1"/>
        <table:table-column table:style-name="co9" table:number-columns-repeated="1001" table:default-cell-style-name="ce1"/>
        <table:table-row table:style-name="ro1">
          <table:table-cell office:value-type="string">
            <text:p>Parameter</text:p>
          </table:table-cell>
          <table:table-cell office:value-type="string">
            <text:p>value</text:p>
          </table:table-cell>
          <table:table-cell office:value-type="string">
            <text:p>unit</text:p>
          </table:table-cell>
          <table:table-cell table:number-columns-repeated="1014"/>
        </table:table-row>
        <table:table-row table:style-name="ro1">
          <table:table-cell table:style-name="ce2" office:value-type="string">
            <text:p>Slot width</text:p>
          </table:table-cell>
          <table:table-cell table:style-name="ce6" office:value-type="float" office:value="1">
            <text:p>1.00</text:p>
          </table:table-cell>
          <table:table-cell office:value-type="string">
            <text:p>mm</text:p>
          </table:table-cell>
          <table:table-cell table:number-columns-repeated="1014"/>
        </table:table-row>
        <table:table-row table:style-name="ro1">
          <table:table-cell table:style-name="ce3" office:value-type="string">
            <text:p>Focal length</text:p>
          </table:table-cell>
          <table:table-cell table:style-name="ce6" office:value-type="float" office:value="28">
            <text:p>28.00</text:p>
          </table:table-cell>
          <table:table-cell office:value-type="string">
            <text:p>mm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platform motor gear ratio</text:p>
          </table:table-cell>
          <table:table-cell table:style-name="ce6" office:value-type="float" office:value="1">
            <text:p>1.00</text:p>
          </table:table-cell>
          <table:table-cell office:value-type="string">
            <text:p>NA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fcpu</text:p>
          </table:table-cell>
          <table:table-cell table:style-name="ce6" office:value-type="float" office:value="16">
            <text:p>16.00</text:p>
          </table:table-cell>
          <table:table-cell office:value-type="string">
            <text:p>MHz</text:p>
          </table:table-cell>
          <table:table-cell table:number-columns-repeated="1014"/>
        </table:table-row>
        <table:table-row table:style-name="ro1">
          <table:table-cell table:style-name="ce4" office:value-type="string">
            <text:p>div</text:p>
          </table:table-cell>
          <table:table-cell table:style-name="ce6" office:value-type="float" office:value="8">
            <text:p>8.00</text:p>
          </table:table-cell>
          <table:table-cell table:number-columns-repeated="1015"/>
        </table:table-row>
        <table:table-row table:style-name="ro1">
          <table:table-cell office:value-type="string">
            <text:p>microsteps/rev</text:p>
          </table:table-cell>
          <table:table-cell table:style-name="ce6" office:value-type="float" office:value="3200">
            <text:p>3200.00</text:p>
          </table:table-cell>
          <table:table-cell office:value-type="string">
            <text:p>NA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Fcpu</text:p>
          </table:table-cell>
          <table:table-cell table:number-columns-repeated="1015"/>
        </table:table-row>
        <table:table-row table:style-name="ro2">
          <table:table-cell table:style-name="ce5"/>
          <table:table-cell table:style-name="ce7" office:value-type="string">
            <text:p>Platform rotation time, s</text:p>
          </table:table-cell>
          <table:table-cell table:style-name="ce7" office:value-type="string">
            <text:p>platform RPM</text:p>
          </table:table-cell>
          <table:table-cell table:style-name="ce7" office:value-type="string">
            <text:p>platform rad/s</text:p>
          </table:table-cell>
          <table:table-cell table:style-name="ce7" office:value-type="string">
            <text:p>shutter time, s</text:p>
          </table:table-cell>
          <table:table-cell table:style-name="ce7" office:value-type="string">
            <text:p>shutter 'speed', Hz</text:p>
          </table:table-cell>
          <table:table-cell table:style-name="ce7" office:value-type="string">
            <text:p>empty film spool rpm</text:p>
          </table:table-cell>
          <table:table-cell table:style-name="ce7" office:value-type="string">
            <text:p>full film spool rpm</text:p>
          </table:table-cell>
          <table:table-cell table:style-name="ce7" office:value-type="string">
            <text:p>empty film motor steps/sec</text:p>
          </table:table-cell>
          <table:table-cell table:style-name="ce7" office:value-type="string">
            <text:p>full film motor steps/sec</text:p>
          </table:table-cell>
          <table:table-cell table:style-name="ce7" office:value-type="string">
            <text:p>empty film motor clockticks/step</text:p>
          </table:table-cell>
          <table:table-cell table:style-name="ce7" office:value-type="string">
            <text:p>full film motor clocktics/step</text:p>
          </table:table-cell>
          <table:table-cell table:style-name="ce7" office:value-type="string">
            <text:p>empty overflows/step</text:p>
          </table:table-cell>
          <table:table-cell/>
          <table:table-cell table:style-name="Default" table:number-columns-repeated="2"/>
          <table:table-cell table:style-name="ce5" table:number-columns-repeated="1001"/>
        </table:table-row>
        <table:table-row table:style-name="ro1">
          <table:table-cell/>
          <table:table-cell table:style-name="ce6" office:value-type="float" office:value="8">
            <text:p>8.00</text:p>
          </table:table-cell>
          <table:table-cell table:style-name="ce8" table:formula="of:=60/[.B10]" office:value-type="float" office:value="7.5">
            <text:p>7.50</text:p>
          </table:table-cell>
          <table:table-cell table:style-name="ce8" table:formula="of:=2*3.1415*[.C10]/60" office:value-type="float" office:value="0.785375">
            <text:p>0.79</text:p>
          </table:table-cell>
          <table:table-cell table:style-name="ce8" table:formula="of:=[.$B$2]/([.$B$3]*[.D10])" office:value-type="float" office:value="0.0454741820331507">
            <text:p>0.05</text:p>
          </table:table-cell>
          <table:table-cell table:style-name="ce8" table:formula="of:=1/[.E10]" office:value-type="float" office:value="21.9905">
            <text:p>21.99</text:p>
          </table:table-cell>
          <table:table-cell table:style-name="ce8" table:formula="of:=[.D10]*[.$B$3]*60/(5*2*3.1415)" office:value-type="float" office:value="42">
            <text:p>42.00</text:p>
          </table:table-cell>
          <table:table-cell table:style-name="ce9" table:formula="of:=[.D10]*[.$B$3]*60/(10*2*3.1415)" office:value-type="float" office:value="21">
            <text:p>21.00</text:p>
          </table:table-cell>
          <table:table-cell table:style-name="ce8" table:formula="of:=[.$B$7]*[.G10]/(60)" office:value-type="float" office:value="2240">
            <text:p>2240.00</text:p>
          </table:table-cell>
          <table:table-cell table:style-name="ce8" table:formula="of:=[.$B$7]*[.H10]/(60)" office:value-type="float" office:value="1120">
            <text:p>1120.00</text:p>
          </table:table-cell>
          <table:table-cell table:style-name="ce8" table:formula="of:=[.$B$5]*1000000/([.I10]*[.$B$6])" office:value-type="float" office:value="892.857142857143">
            <text:p>892.86</text:p>
          </table:table-cell>
          <table:table-cell table:style-name="ce8" table:formula="of:=[.$B$5]*1000000/([.J10]*[.$B$6])" office:value-type="float" office:value="1785.71428571429">
            <text:p>1785.71</text:p>
          </table:table-cell>
          <table:table-cell table:style-name="ce8" office:value-type="float" office:value="1">
            <text:p>1.00</text:p>
          </table:table-cell>
          <table:table-cell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table:formula="of:=[.B10]*2" office:value-type="float" office:value="16">
            <text:p>16.00</text:p>
          </table:table-cell>
          <table:table-cell table:style-name="ce8" table:formula="of:=60/[.B11]" office:value-type="float" office:value="3.75">
            <text:p>3.75</text:p>
          </table:table-cell>
          <table:table-cell table:style-name="ce8" table:formula="of:=2*3.1415*[.C11]/60" office:value-type="float" office:value="0.3926875">
            <text:p>0.39</text:p>
          </table:table-cell>
          <table:table-cell table:style-name="ce8" table:formula="of:=[.$B$2]/([.$B$3]*[.D11])" office:value-type="float" office:value="0.0909483640663014">
            <text:p>0.09</text:p>
          </table:table-cell>
          <table:table-cell table:style-name="ce8" table:formula="of:=1/[.E11]" office:value-type="float" office:value="10.99525">
            <text:p>11.00</text:p>
          </table:table-cell>
          <table:table-cell table:style-name="ce8" table:formula="of:=[.D11]*[.$B$3]*60/(5*2*3.1415)" office:value-type="float" office:value="21">
            <text:p>21.00</text:p>
          </table:table-cell>
          <table:table-cell table:style-name="ce8" table:formula="of:=[.D11]*[.$B$3]*60/(10*2*3.1415)" office:value-type="float" office:value="10.5">
            <text:p>10.50</text:p>
          </table:table-cell>
          <table:table-cell table:style-name="ce8" table:formula="of:=[.$B$7]*[.G11]/(60)" office:value-type="float" office:value="1120">
            <text:p>1120.00</text:p>
          </table:table-cell>
          <table:table-cell table:style-name="ce8" table:formula="of:=[.$B$7]*[.H11]/(60)" office:value-type="float" office:value="560">
            <text:p>560.00</text:p>
          </table:table-cell>
          <table:table-cell table:style-name="ce8" table:formula="of:=[.$B$5]*1000000/([.I11]*[.$B$6])" office:value-type="float" office:value="1785.71428571429">
            <text:p>1785.71</text:p>
          </table:table-cell>
          <table:table-cell table:style-name="ce8" table:formula="of:=[.$B$5]*1000000/([.J11]*[.$B$6])" office:value-type="float" office:value="3571.42857142857">
            <text:p>3571.43</text:p>
          </table:table-cell>
          <table:table-cell table:style-name="ce8" office:value-type="float" office:value="1">
            <text:p>1.00</text:p>
          </table:table-cell>
          <table:table-cell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table:formula="of:=[.B11]*2" office:value-type="float" office:value="32">
            <text:p>32.00</text:p>
          </table:table-cell>
          <table:table-cell table:style-name="ce8" table:formula="of:=60/[.B12]" office:value-type="float" office:value="1.875">
            <text:p>1.88</text:p>
          </table:table-cell>
          <table:table-cell table:style-name="ce8" table:formula="of:=2*3.1415*[.C12]/60" office:value-type="float" office:value="0.19634375">
            <text:p>0.20</text:p>
          </table:table-cell>
          <table:table-cell table:style-name="ce8" table:formula="of:=[.$B$2]/([.$B$3]*[.D12])" office:value-type="float" office:value="0.181896728132603">
            <text:p>0.18</text:p>
          </table:table-cell>
          <table:table-cell table:style-name="ce8" table:formula="of:=1/[.E12]" office:value-type="float" office:value="5.497625">
            <text:p>5.50</text:p>
          </table:table-cell>
          <table:table-cell table:style-name="ce8" table:formula="of:=[.D12]*[.$B$3]*60/(5*2*3.1415)" office:value-type="float" office:value="10.5">
            <text:p>10.50</text:p>
          </table:table-cell>
          <table:table-cell table:style-name="ce10" table:formula="of:=[.D12]*[.$B$3]*60/(10*2*3.1415)" office:value-type="float" office:value="5.25">
            <text:p>5.25</text:p>
          </table:table-cell>
          <table:table-cell table:style-name="ce8" table:formula="of:=[.$B$7]*[.G12]/(60)" office:value-type="float" office:value="560">
            <text:p>560.00</text:p>
          </table:table-cell>
          <table:table-cell table:style-name="ce8" table:formula="of:=[.$B$7]*[.H12]/(60)" office:value-type="float" office:value="280">
            <text:p>280.00</text:p>
          </table:table-cell>
          <table:table-cell table:style-name="ce8" table:formula="of:=[.$B$5]*1000000/([.I12]*[.$B$6])" office:value-type="float" office:value="3571.42857142857">
            <text:p>3571.43</text:p>
          </table:table-cell>
          <table:table-cell table:style-name="ce8" table:formula="of:=[.$B$5]*1000000/([.J12]*[.$B$6])" office:value-type="float" office:value="7142.85714285714">
            <text:p>7142.86</text:p>
          </table:table-cell>
          <table:table-cell table:style-name="ce8" office:value-type="float" office:value="1">
            <text:p>1.00</text:p>
          </table:table-cell>
          <table:table-cell/>
          <table:table-cell table:style-name="Default" table:number-columns-repeated="2"/>
          <table:table-cell table:number-columns-repeated="1001"/>
        </table:table-row>
        <table:table-row table:style-name="ro1">
          <table:table-cell/>
          <table:table-cell table:style-name="ce6" table:formula="of:=[.B12]*2" office:value-type="float" office:value="64">
            <text:p>64.00</text:p>
          </table:table-cell>
          <table:table-cell table:style-name="ce8" table:formula="of:=60/[.B13]" office:value-type="float" office:value="0.9375">
            <text:p>0.94</text:p>
          </table:table-cell>
          <table:table-cell table:style-name="ce8" table:formula="of:=2*3.1415*[.C13]/60" office:value-type="float" office:value="0.098171875">
            <text:p>0.10</text:p>
          </table:table-cell>
          <table:table-cell table:style-name="ce8" table:formula="of:=[.$B$2]/([.$B$3]*[.D13])" office:value-type="float" office:value="0.363793456265205">
            <text:p>0.36</text:p>
          </table:table-cell>
          <table:table-cell table:style-name="ce8" table:formula="of:=1/[.E13]" office:value-type="float" office:value="2.7488125">
            <text:p>2.75</text:p>
          </table:table-cell>
          <table:table-cell table:style-name="ce8" table:formula="of:=[.D13]*[.$B$3]*60/(5*2*3.1415)" office:value-type="float" office:value="5.25">
            <text:p>5.25</text:p>
          </table:table-cell>
          <table:table-cell table:style-name="ce9" table:formula="of:=[.D13]*[.$B$3]*60/(10*2*3.1415)" office:value-type="float" office:value="2.625">
            <text:p>2.63</text:p>
          </table:table-cell>
          <table:table-cell table:style-name="ce8" table:formula="of:=[.$B$7]*[.G13]/(60)" office:value-type="float" office:value="280">
            <text:p>280.00</text:p>
          </table:table-cell>
          <table:table-cell table:style-name="ce8" table:formula="of:=[.$B$7]*[.H13]/(60)" office:value-type="float" office:value="140">
            <text:p>140.00</text:p>
          </table:table-cell>
          <table:table-cell table:style-name="ce8" table:formula="of:=[.$B$5]*1000000/([.I13]*[.$B$6])" office:value-type="float" office:value="7142.85714285714">
            <text:p>7142.86</text:p>
          </table:table-cell>
          <table:table-cell table:style-name="ce8" table:formula="of:=[.$B$5]*1000000/([.J13]*[.$B$6])" office:value-type="float" office:value="14285.7142857143">
            <text:p>14285.71</text:p>
          </table:table-cell>
          <table:table-cell table:style-name="ce8" office:value-type="float" office:value="1">
            <text:p>1.00</text:p>
          </table:table-cell>
          <table:table-cell table:number-columns-repeated="1004"/>
        </table:table-row>
        <table:table-row table:style-name="ro1">
          <table:table-cell office:value-type="string">
            <text:p>10min</text:p>
          </table:table-cell>
          <table:table-cell office:value-type="float" office:value="600">
            <text:p>600.00</text:p>
          </table:table-cell>
          <table:table-cell table:style-name="ce8" table:formula="of:=60/[.B14]" office:value-type="float" office:value="0.1">
            <text:p>0.10</text:p>
          </table:table-cell>
          <table:table-cell table:style-name="ce8" table:formula="of:=2*3.1415*[.C14]/60" office:value-type="float" office:value="0.0104716666666667">
            <text:p>0.01</text:p>
          </table:table-cell>
          <table:table-cell table:style-name="ce8" table:formula="of:=[.$B$2]/([.$B$3]*[.D14])" office:value-type="float" office:value="3.4105636524863">
            <text:p>3.41</text:p>
          </table:table-cell>
          <table:table-cell table:style-name="ce8" table:formula="of:=1/[.E14]" office:value-type="float" office:value="0.293206666666667">
            <text:p>0.29</text:p>
          </table:table-cell>
          <table:table-cell table:style-name="ce8" table:formula="of:=[.D14]*[.$B$3]*60/(5*2*3.1415)" office:value-type="float" office:value="0.56">
            <text:p>0.56</text:p>
          </table:table-cell>
          <table:table-cell table:style-name="ce8" table:formula="of:=[.D14]*[.$B$3]*60/(10*2*3.1415)" office:value-type="float" office:value="0.28">
            <text:p>0.28</text:p>
          </table:table-cell>
          <table:table-cell table:style-name="ce8" table:formula="of:=[.$B$7]*[.G14]/(60)" office:value-type="float" office:value="29.8666666666667">
            <text:p>29.87</text:p>
          </table:table-cell>
          <table:table-cell table:style-name="ce8" table:formula="of:=[.$B$7]*[.H14]/(60)" office:value-type="float" office:value="14.9333333333333">
            <text:p>14.93</text:p>
          </table:table-cell>
          <table:table-cell table:style-name="ce8" table:formula="of:=[.$B$5]*1000000/([.I14]*[.$B$6])" office:value-type="float" office:value="66964.2857142857">
            <text:p>66964.29</text:p>
          </table:table-cell>
          <table:table-cell table:style-name="ce8" table:formula="of:=[.$B$5]*1000000/([.J14]*[.$B$6])" office:value-type="float" office:value="133928.571428571">
            <text:p>133928.57</text:p>
          </table:table-cell>
          <table:table-cell table:style-name="ce8" table:formula="of:=[.L14]/65536" office:value-type="float" office:value="2.04358782087054">
            <text:p>2.04</text:p>
          </table:table-cell>
          <table:table-cell table:number-columns-repeated="1004"/>
        </table:table-row>
        <table:table-row table:style-name="ro1">
          <table:table-cell office:value-type="string">
            <text:p>hr</text:p>
          </table:table-cell>
          <table:table-cell office:value-type="float" office:value="3400">
            <text:p>3400.00</text:p>
          </table:table-cell>
          <table:table-cell table:style-name="ce8" table:formula="of:=60/[.B15]" office:value-type="float" office:value="0.0176470588235294">
            <text:p>0.02</text:p>
          </table:table-cell>
          <table:table-cell table:style-name="ce8" table:formula="of:=2*3.1415*[.C15]/60" office:value-type="float" office:value="0.00184794117647059">
            <text:p>0.00</text:p>
          </table:table-cell>
          <table:table-cell table:style-name="ce8" table:formula="of:=[.$B$2]/([.$B$3]*[.D15])" office:value-type="float" office:value="19.326527364089">
            <text:p>19.33</text:p>
          </table:table-cell>
          <table:table-cell table:style-name="ce8" table:formula="of:=1/[.E15]" office:value-type="float" office:value="0.0517423529411765">
            <text:p>0.05</text:p>
          </table:table-cell>
          <table:table-cell table:style-name="ce8" table:formula="of:=[.D15]*[.$B$3]*60/(5*2*3.1415)" office:value-type="float" office:value="0.0988235294117647">
            <text:p>0.10</text:p>
          </table:table-cell>
          <table:table-cell table:style-name="ce10" table:formula="of:=[.D15]*[.$B$3]*60/(10*2*3.1415)" office:value-type="float" office:value="0.0494117647058823">
            <text:p>0.05</text:p>
          </table:table-cell>
          <table:table-cell table:style-name="ce8" table:formula="of:=[.$B$7]*[.G15]/(60)" office:value-type="float" office:value="5.27058823529412">
            <text:p>5.27</text:p>
          </table:table-cell>
          <table:table-cell table:style-name="ce8" table:formula="of:=[.$B$7]*[.H15]/(60)" office:value-type="float" office:value="2.63529411764706">
            <text:p>2.64</text:p>
          </table:table-cell>
          <table:table-cell table:style-name="ce8" table:formula="of:=[.$B$5]*1000000/([.I15]*[.$B$6])" office:value-type="float" office:value="379464.285714286">
            <text:p>379464.29</text:p>
          </table:table-cell>
          <table:table-cell table:style-name="ce8" table:formula="of:=[.$B$5]*1000000/([.J15]*[.$B$6])" office:value-type="float" office:value="758928.571428572">
            <text:p>758928.57</text:p>
          </table:table-cell>
          <table:table-cell table:style-name="ce8" table:formula="of:=[.L15]/65536" office:value-type="float" office:value="11.580330984933">
            <text:p>11.58</text:p>
          </table:table-cell>
          <table:table-cell table:number-columns-repeated="1004"/>
        </table:table-row>
        <table:table-row table:style-name="ro1">
          <table:table-cell office:value-type="string">
            <text:p>2hr</text:p>
          </table:table-cell>
          <table:table-cell office:value-type="float" office:value="6800">
            <text:p>6800.00</text:p>
          </table:table-cell>
          <table:table-cell table:style-name="ce8" table:formula="of:=60/[.B16]" office:value-type="float" office:value="0.00882352941176471">
            <text:p>0.01</text:p>
          </table:table-cell>
          <table:table-cell table:style-name="ce8" table:formula="of:=2*3.1415*[.C16]/60" office:value-type="float" office:value="0.000923970588235294">
            <text:p>0.00</text:p>
          </table:table-cell>
          <table:table-cell table:style-name="ce8" table:formula="of:=[.$B$2]/([.$B$3]*[.D16])" office:value-type="float" office:value="38.6530547281781">
            <text:p>38.65</text:p>
          </table:table-cell>
          <table:table-cell table:style-name="ce8" table:formula="of:=1/[.E16]" office:value-type="float" office:value="0.0258711764705882">
            <text:p>0.03</text:p>
          </table:table-cell>
          <table:table-cell table:style-name="ce8" table:formula="of:=[.D16]*[.$B$3]*60/(5*2*3.1415)" office:value-type="float" office:value="0.0494117647058823">
            <text:p>0.05</text:p>
          </table:table-cell>
          <table:table-cell table:style-name="ce9" table:formula="of:=[.D16]*[.$B$3]*60/(10*2*3.1415)" office:value-type="float" office:value="0.0247058823529412">
            <text:p>0.02</text:p>
          </table:table-cell>
          <table:table-cell table:style-name="ce8" table:formula="of:=[.$B$7]*[.G16]/(60)" office:value-type="float" office:value="2.63529411764706">
            <text:p>2.64</text:p>
          </table:table-cell>
          <table:table-cell table:style-name="ce8" table:formula="of:=[.$B$7]*[.H16]/(60)" office:value-type="float" office:value="1.31764705882353">
            <text:p>1.32</text:p>
          </table:table-cell>
          <table:table-cell table:style-name="ce8" table:formula="of:=[.$B$5]*1000000/([.I16]*[.$B$6])" office:value-type="float" office:value="758928.571428572">
            <text:p>758928.57</text:p>
          </table:table-cell>
          <table:table-cell table:style-name="ce8" table:formula="of:=[.$B$5]*1000000/([.J16]*[.$B$6])" office:value-type="float" office:value="1517857.14285714">
            <text:p>1517857.14</text:p>
          </table:table-cell>
          <table:table-cell table:style-name="ce8" table:formula="of:=[.L16]/65536" office:value-type="float" office:value="23.1606619698661">
            <text:p>23.16</text:p>
          </table:table-cell>
          <table:table-cell table:number-columns-repeated="1004"/>
        </table:table-row>
        <table:table-row table:style-name="ro1">
          <table:table-cell office:value-type="string">
            <text:p>4hr</text:p>
          </table:table-cell>
          <table:table-cell office:value-type="float" office:value="13600">
            <text:p>13600.00</text:p>
          </table:table-cell>
          <table:table-cell table:style-name="ce8" table:formula="of:=60/[.B17]" office:value-type="float" office:value="0.00441176470588235">
            <text:p>0.00</text:p>
          </table:table-cell>
          <table:table-cell table:style-name="ce8" table:formula="of:=2*3.1415*[.C17]/60" office:value-type="float" office:value="0.000461985294117647">
            <text:p>0.00</text:p>
          </table:table-cell>
          <table:table-cell table:style-name="ce8" table:formula="of:=[.$B$2]/([.$B$3]*[.D17])" office:value-type="float" office:value="77.3061094563562">
            <text:p>77.31</text:p>
          </table:table-cell>
          <table:table-cell table:style-name="ce8" table:formula="of:=1/[.E17]" office:value-type="float" office:value="0.0129355882352941">
            <text:p>0.01</text:p>
          </table:table-cell>
          <table:table-cell table:style-name="ce8" table:formula="of:=[.D17]*[.$B$3]*60/(5*2*3.1415)" office:value-type="float" office:value="0.0247058823529412">
            <text:p>0.02</text:p>
          </table:table-cell>
          <table:table-cell table:style-name="ce8" table:formula="of:=[.D17]*[.$B$3]*60/(10*2*3.1415)" office:value-type="float" office:value="0.0123529411764706">
            <text:p>0.01</text:p>
          </table:table-cell>
          <table:table-cell table:style-name="ce8" table:formula="of:=[.$B$7]*[.G17]/(60)" office:value-type="float" office:value="1.31764705882353">
            <text:p>1.32</text:p>
          </table:table-cell>
          <table:table-cell table:style-name="ce8" table:formula="of:=[.$B$7]*[.H17]/(60)" office:value-type="float" office:value="0.658823529411765">
            <text:p>0.66</text:p>
          </table:table-cell>
          <table:table-cell table:style-name="ce8" table:formula="of:=[.$B$5]*1000000/([.I17]*[.$B$6])" office:value-type="float" office:value="1517857.14285714">
            <text:p>1517857.14</text:p>
          </table:table-cell>
          <table:table-cell table:style-name="ce8" table:formula="of:=[.$B$5]*1000000/([.J17]*[.$B$6])" office:value-type="float" office:value="3035714.28571429">
            <text:p>3035714.29</text:p>
          </table:table-cell>
          <table:table-cell table:style-name="ce8" table:formula="of:=[.L17]/65536" office:value-type="float" office:value="46.3213239397322">
            <text:p>46.32</text:p>
          </table:table-cell>
          <table:table-cell table:number-columns-repeated="1004"/>
        </table:table-row>
        <table:table-row table:style-name="ro1" table:number-rows-repeated="1048558">
          <table:table-cell table:number-columns-repeated="1017"/>
        </table:table-row>
        <table:table-row table:style-name="ro1">
          <table:table-cell table:number-columns-repeated="1017"/>
        </table:table-row>
      </table:table>
      <table:table table:name="BottomStepper" table:style-name="ta1" table:print="false">
        <table:table-column table:style-name="co9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column table:style-name="co9" table:default-cell-style-name="ce12"/>
        <table:table-column table:style-name="co14" table:default-cell-style-name="Default"/>
        <table:table-column table:style-name="co9" table:number-columns-repeated="3" table:default-cell-style-name="Default"/>
        <table:table-row table:style-name="ro1">
          <table:table-cell table:number-columns-repeated="9"/>
        </table:table-row>
        <table:table-row table:style-name="ro1">
          <table:table-cell/>
          <table:table-cell table:style-name="ce11" office:value-type="string">
            <text:p>FCPU</text:p>
          </table:table-cell>
          <table:table-cell table:style-name="ce12" office:value-type="float" office:value="16000000">
            <text:p>16000000.00000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table:style-name="ce11" office:value-type="string">
            <text:p>steps/motorrev</text:p>
          </table:table-cell>
          <table:table-cell table:style-name="ce12" office:value-type="float" office:value="200">
            <text:p>200.00000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table:style-name="ce11" office:value-type="string">
            <text:p>step/platformrev</text:p>
          </table:table-cell>
          <table:table-cell table:style-name="ce12" table:formula="of:=[.C3]*6" office:value-type="float" office:value="1200">
            <text:p>1200.00000</text:p>
          </table:table-cell>
          <table:table-cell table:style-name="ce12"/>
          <table:table-cell table:number-columns-repeated="5"/>
        </table:table-row>
        <table:table-row table:style-name="ro1">
          <table:table-cell/>
          <table:table-cell table:style-name="ce11" office:value-type="string">
            <text:p>ustep/platformrev</text:p>
          </table:table-cell>
          <table:table-cell table:style-name="ce12" table:formula="of:=16*[.C4]" office:value-type="float" office:value="19200">
            <text:p>19200.00000</text:p>
          </table:table-cell>
          <table:table-cell table:style-name="ce12" office:value-type="string">
            <text:p>timer hz</text:p>
          </table:table-cell>
          <table:table-cell office:value-type="string">
            <text:p>Step time</text:p>
          </table:table-cell>
          <table:table-cell office:value-type="string">
            <text:p>tick time</text:p>
          </table:table-cell>
          <table:table-cell office:value-type="string">
            <text:p>tics/step</text:p>
          </table:table-cell>
          <table:table-cell office:value-type="string">
            <text:p>overflow time</text:p>
          </table:table-cell>
          <table:table-cell office:value-type="string">
            <text:p>divider</text:p>
          </table:table-cell>
        </table:table-row>
        <table:table-row table:style-name="ro1">
          <table:table-cell/>
          <table:table-cell table:style-name="ce11" office:value-type="string">
            <text:p>8s step hz</text:p>
          </table:table-cell>
          <table:table-cell table:style-name="ce12" table:formula="of:=[.C5]/8" office:value-type="float" office:value="2400">
            <text:p>2400.00000</text:p>
          </table:table-cell>
          <table:table-cell table:style-name="ce12" table:formula="of:=[.$C$2]/[.I6]" office:value-type="float" office:value="16000000">
            <text:p>16000000.00000</text:p>
          </table:table-cell>
          <table:table-cell table:formula="of:=1/[.C6]" office:value-type="float" office:value="0.000416666666666667">
            <text:p>0.00042</text:p>
          </table:table-cell>
          <table:table-cell table:formula="of:=1/([.$C$2]/[.I6])" office:value-type="float" office:value="0.0000000625">
            <text:p>6.25E-008</text:p>
          </table:table-cell>
          <table:table-cell table:formula="of:=[.E6]/[.F6]" office:value-type="float" office:value="6666.66666666667">
            <text:p>6666.6666666667</text:p>
          </table:table-cell>
          <table:table-cell table:formula="of:=65536*[.F6]" office:value-type="float" office:value="0.004096">
            <text:p>0.00409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11" office:value-type="float" office:value="16">
            <text:p>16</text:p>
          </table:table-cell>
          <table:table-cell table:style-name="ce12" table:formula="of:=[.C5]/[.B7]" office:value-type="float" office:value="1200">
            <text:p>1200.00000</text:p>
          </table:table-cell>
          <table:table-cell table:style-name="ce12" table:formula="of:=[.$C$2]/[.I7]" office:value-type="float" office:value="16000000">
            <text:p>16000000.00000</text:p>
          </table:table-cell>
          <table:table-cell table:formula="of:=1/[.C7]" office:value-type="float" office:value="0.000833333333333333">
            <text:p>0.00083</text:p>
          </table:table-cell>
          <table:table-cell table:formula="of:=1/([.$C$2]/[.I7])" office:value-type="float" office:value="0.0000000625">
            <text:p>6.25E-008</text:p>
          </table:table-cell>
          <table:table-cell table:formula="of:=[.E7]/[.F7]" office:value-type="float" office:value="13333.3333333333">
            <text:p>13333.3333333333</text:p>
          </table:table-cell>
          <table:table-cell table:formula="of:=65536*[.F7]" office:value-type="float" office:value="0.004096">
            <text:p>0.004096</text:p>
          </table:table-cell>
          <table:table-cell office:value-type="float" office:value="1">
            <text:p>1</text:p>
          </table:table-cell>
        </table:table-row>
        <table:table-row table:style-name="ro1">
          <table:table-cell/>
          <table:table-cell table:style-name="ce11" office:value-type="float" office:value="32">
            <text:p>32</text:p>
          </table:table-cell>
          <table:table-cell table:style-name="ce12" table:formula="of:=[.C5]/[.B8]" office:value-type="float" office:value="600">
            <text:p>600.00000</text:p>
          </table:table-cell>
          <table:table-cell table:style-name="ce12" table:formula="of:=[.$C$2]/[.I8]" office:value-type="float" office:value="2000000">
            <text:p>2000000.00000</text:p>
          </table:table-cell>
          <table:table-cell table:formula="of:=1/[.C8]" office:value-type="float" office:value="0.00166666666666667">
            <text:p>0.00167</text:p>
          </table:table-cell>
          <table:table-cell table:formula="of:=1/([.$C$2]/[.I8])" office:value-type="float" office:value="0.0000005">
            <text:p>0.0000005</text:p>
          </table:table-cell>
          <table:table-cell table:formula="of:=[.E8]/[.F8]" office:value-type="float" office:value="3333.33333333333">
            <text:p>3333.3333333333</text:p>
          </table:table-cell>
          <table:table-cell table:formula="of:=65536*[.F8]" office:value-type="float" office:value="0.032768">
            <text:p>0.032768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11" office:value-type="float" office:value="64">
            <text:p>64</text:p>
          </table:table-cell>
          <table:table-cell table:style-name="ce12" office:value-type="float" office:value="300">
            <text:p>300.00000</text:p>
          </table:table-cell>
          <table:table-cell table:style-name="ce12" table:formula="of:=[.$C$2]/[.I9]" office:value-type="float" office:value="2000000">
            <text:p>2000000.00000</text:p>
          </table:table-cell>
          <table:table-cell table:formula="of:=1/[.C9]" office:value-type="float" office:value="0.00333333333333333">
            <text:p>0.00333</text:p>
          </table:table-cell>
          <table:table-cell table:formula="of:=1/([.$C$2]/[.I9])" office:value-type="float" office:value="0.0000005">
            <text:p>0.0000005</text:p>
          </table:table-cell>
          <table:table-cell table:formula="of:=[.E9]/[.F9]" office:value-type="float" office:value="6666.66666666667">
            <text:p>6666.6666666667</text:p>
          </table:table-cell>
          <table:table-cell table:formula="of:=65536*[.F9]" office:value-type="float" office:value="0.032768">
            <text:p>0.032768</text:p>
          </table:table-cell>
          <table:table-cell office:value-type="float" office:value="8">
            <text:p>8</text:p>
          </table:table-cell>
        </table:table-row>
        <table:table-row table:style-name="ro1">
          <table:table-cell/>
          <table:table-cell table:style-name="ce11" office:value-type="string">
            <text:p>10min</text:p>
          </table:table-cell>
          <table:table-cell table:style-name="ce12" table:formula="of:=[.C5]/(10*60)" office:value-type="float" office:value="32">
            <text:p>32.00000</text:p>
          </table:table-cell>
          <table:table-cell table:style-name="ce12" table:formula="of:=[.$C$2]/[.I10]" office:value-type="float" office:value="250000">
            <text:p>250000.00000</text:p>
          </table:table-cell>
          <table:table-cell table:formula="of:=1/[.C10]" office:value-type="float" office:value="0.03125">
            <text:p>0.03125</text:p>
          </table:table-cell>
          <table:table-cell table:formula="of:=1/([.$C$2]/[.I10])" office:value-type="float" office:value="0.000004">
            <text:p>0.000004</text:p>
          </table:table-cell>
          <table:table-cell table:formula="of:=[.E10]/[.F10]" office:value-type="float" office:value="7812.5">
            <text:p>7812.5</text:p>
          </table:table-cell>
          <table:table-cell table:formula="of:=65536*[.F10]" office:value-type="float" office:value="0.262144">
            <text:p>0.262144</text:p>
          </table:table-cell>
          <table:table-cell office:value-type="float" office:value="64">
            <text:p>64</text:p>
          </table:table-cell>
        </table:table-row>
        <table:table-row table:style-name="ro1">
          <table:table-cell/>
          <table:table-cell table:style-name="ce11" office:value-type="string">
            <text:p>1hr</text:p>
          </table:table-cell>
          <table:table-cell table:style-name="ce12" table:formula="of:=[.C5]/(60*60)" office:value-type="float" office:value="5.33333333333333">
            <text:p>5.33333</text:p>
          </table:table-cell>
          <table:table-cell table:style-name="ce12" table:formula="of:=[.$C$2]/[.I11]" office:value-type="float" office:value="250000">
            <text:p>250000.00000</text:p>
          </table:table-cell>
          <table:table-cell table:formula="of:=1/[.C11]" office:value-type="float" office:value="0.1875">
            <text:p>0.18750</text:p>
          </table:table-cell>
          <table:table-cell table:formula="of:=1/([.$C$2]/[.I11])" office:value-type="float" office:value="0.000004">
            <text:p>0.000004</text:p>
          </table:table-cell>
          <table:table-cell table:formula="of:=[.E11]/[.F11]" office:value-type="float" office:value="46875">
            <text:p>46875</text:p>
          </table:table-cell>
          <table:table-cell table:formula="of:=65536*[.F11]" office:value-type="float" office:value="0.262144">
            <text:p>0.262144</text:p>
          </table:table-cell>
          <table:table-cell office:value-type="float" office:value="64">
            <text:p>64</text:p>
          </table:table-cell>
        </table:table-row>
        <table:table-row table:style-name="ro1">
          <table:table-cell/>
          <table:table-cell table:style-name="ce11" office:value-type="string">
            <text:p>2hr</text:p>
          </table:table-cell>
          <table:table-cell table:style-name="ce12" table:formula="of:=[.C5]/(120*60)" office:value-type="float" office:value="2.66666666666667">
            <text:p>2.66667</text:p>
          </table:table-cell>
          <table:table-cell table:style-name="ce12" table:formula="of:=[.$C$2]/[.I12]" office:value-type="float" office:value="15625">
            <text:p>15625.00000</text:p>
          </table:table-cell>
          <table:table-cell table:formula="of:=1/[.C12]" office:value-type="float" office:value="0.375">
            <text:p>0.37500</text:p>
          </table:table-cell>
          <table:table-cell table:formula="of:=1/([.$C$2]/[.I12])" office:value-type="float" office:value="0.000064">
            <text:p>0.000064</text:p>
          </table:table-cell>
          <table:table-cell table:formula="of:=[.E12]/[.F12]" office:value-type="float" office:value="5859.375">
            <text:p>5859.375</text:p>
          </table:table-cell>
          <table:table-cell table:formula="of:=65536*[.F12]" office:value-type="float" office:value="4.194304">
            <text:p>4.194304</text:p>
          </table:table-cell>
          <table:table-cell office:value-type="float" office:value="1024">
            <text:p>1024</text:p>
          </table:table-cell>
        </table:table-row>
        <table:table-row table:style-name="ro1">
          <table:table-cell/>
          <table:table-cell table:style-name="ce11" office:value-type="string">
            <text:p>4hr</text:p>
          </table:table-cell>
          <table:table-cell table:style-name="ce12" table:formula="of:=[.C5]/(4*60*60)" office:value-type="float" office:value="1.33333333333333">
            <text:p>1.33333</text:p>
          </table:table-cell>
          <table:table-cell table:style-name="ce12" table:formula="of:=[.$C$2]/[.I13]" office:value-type="float" office:value="15625">
            <text:p>15625.00000</text:p>
          </table:table-cell>
          <table:table-cell table:formula="of:=1/[.C13]" office:value-type="float" office:value="0.75">
            <text:p>0.75000</text:p>
          </table:table-cell>
          <table:table-cell table:formula="of:=1/([.$C$2]/[.I13])" office:value-type="float" office:value="0.000064">
            <text:p>0.000064</text:p>
          </table:table-cell>
          <table:table-cell table:formula="of:=[.E13]/[.F13]" office:value-type="float" office:value="11718.75">
            <text:p>11718.75</text:p>
          </table:table-cell>
          <table:table-cell table:formula="of:=65536*[.F13]" office:value-type="float" office:value="4.194304">
            <text:p>4.194304</text:p>
          </table:table-cell>
          <table:table-cell office:value-type="float" office:value="1024">
            <text:p>1024</text:p>
          </table:table-cell>
        </table:table-row>
        <table:table-row table:style-name="ro1" table:number-rows-repeated="1048562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top" table:style-name="ta1" table:print="false">
        <table:table-column table:style-name="co9" table:default-cell-style-name="ce13"/>
        <table:table-column table:style-name="co15" table:default-cell-style-name="ce13"/>
        <table:table-column table:style-name="co16" table:default-cell-style-name="ce13"/>
        <table:table-column table:style-name="co9" table:number-columns-repeated="3" table:default-cell-style-name="ce13"/>
        <table:table-column table:style-name="co17" table:number-columns-repeated="5" table:default-cell-style-name="ce13"/>
        <table:table-column table:style-name="co9" table:number-columns-repeated="1013" table:default-cell-style-name="ce13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6"/>
          <table:table-cell office:value-type="string">
            <text:p>10min</text:p>
          </table:table-cell>
          <table:table-cell office:value-type="string">
            <text:p>1 hr</text:p>
          </table:table-cell>
          <table:table-cell office:value-type="string">
            <text:p>2hr</text:p>
          </table:table-cell>
          <table:table-cell office:value-type="string">
            <text:p>4hr</text:p>
          </table:table-cell>
          <table:table-cell office:value-type="string">
            <text:p>unit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ottom rotation period</text:p>
          </table:table-cell>
          <table:table-cell table:style-name="ce14" office:value-type="float" office:value="8">
            <text:p>8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32">
            <text:p>32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600">
            <text:p>600</text:p>
          </table:table-cell>
          <table:table-cell table:style-name="ce14" office:value-type="float" office:value="3400">
            <text:p>3400</text:p>
          </table:table-cell>
          <table:table-cell table:style-name="ce14" office:value-type="float" office:value="6800">
            <text:p>6800</text:p>
          </table:table-cell>
          <table:table-cell table:style-name="ce14" table:formula="of:=[.I4]/0.5" office:value-type="float" office:value="13600">
            <text:p>13600</text:p>
          </table:table-cell>
          <table:table-cell office:value-type="string">
            <text:p>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rotations/sec</text:p>
          </table:table-cell>
          <table:table-cell table:formula="of:=1/[.C4]" office:value-type="float" office:value="0.125">
            <text:p>1.25E-001</text:p>
          </table:table-cell>
          <table:table-cell table:formula="of:=1/[.D4]" office:value-type="float" office:value="0.0625">
            <text:p>6.25E-002</text:p>
          </table:table-cell>
          <table:table-cell table:formula="of:=1/[.E4]" office:value-type="float" office:value="0.03125">
            <text:p>3.13E-002</text:p>
          </table:table-cell>
          <table:table-cell table:formula="of:=1/[.F4]" office:value-type="float" office:value="0.015625">
            <text:p>1.56E-002</text:p>
          </table:table-cell>
          <table:table-cell table:formula="of:=1/[.G4]" office:value-type="float" office:value="0.00166666666666667">
            <text:p>1.67E-003</text:p>
          </table:table-cell>
          <table:table-cell table:formula="of:=1/[.H4]" office:value-type="float" office:value="0.000294117647058823">
            <text:p>2.94E-004</text:p>
          </table:table-cell>
          <table:table-cell table:formula="of:=1/[.I4]" office:value-type="float" office:value="0.000147058823529412">
            <text:p>1.47E-004</text:p>
          </table:table-cell>
          <table:table-cell table:formula="of:=1/[.J4]" office:value-type="float" office:value="0.0000735294117647059">
            <text:p>7.35E-005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angular frequency</text:p>
          </table:table-cell>
          <table:table-cell table:formula="of:=2*3.1415/[.C4]" office:value-type="float" office:value="0.785375">
            <text:p>7.85E-001</text:p>
          </table:table-cell>
          <table:table-cell table:formula="of:=2*3.1415/[.D4]" office:value-type="float" office:value="0.3926875">
            <text:p>3.93E-001</text:p>
          </table:table-cell>
          <table:table-cell table:formula="of:=2*3.1415/[.E4]" office:value-type="float" office:value="0.19634375">
            <text:p>1.96E-001</text:p>
          </table:table-cell>
          <table:table-cell table:formula="of:=2*3.1415/[.F4]" office:value-type="float" office:value="0.098171875">
            <text:p>9.82E-002</text:p>
          </table:table-cell>
          <table:table-cell table:formula="of:=2*3.1415/[.G4]" office:value-type="float" office:value="0.0104716666666667">
            <text:p>1.05E-002</text:p>
          </table:table-cell>
          <table:table-cell table:formula="of:=2*3.1415/[.H4]" office:value-type="float" office:value="0.00184794117647059">
            <text:p>1.85E-003</text:p>
          </table:table-cell>
          <table:table-cell table:formula="of:=2*3.1415/[.I4]" office:value-type="float" office:value="0.000923970588235294">
            <text:p>9.24E-004</text:p>
          </table:table-cell>
          <table:table-cell table:formula="of:=2*3.1415/[.J4]" office:value-type="float" office:value="0.000461985294117647">
            <text:p>4.62E-004</text:p>
          </table:table-cell>
          <table:table-cell office:value-type="string">
            <text:p>rad/s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tepper steps/rev</text:p>
          </table:table-cell>
          <table:table-cell table:style-name="ce14" office:value-type="float" office:value="200">
            <text:p>200</text:p>
          </table:table-cell>
          <table:table-cell table:style-name="ce14" office:value-type="float" office:value="200">
            <text:p>200</text:p>
          </table:table-cell>
          <table:table-cell table:style-name="ce14" office:value-type="float" office:value="200">
            <text:p>200</text:p>
          </table:table-cell>
          <table:table-cell table:style-name="ce14" office:value-type="float" office:value="200">
            <text:p>200</text:p>
          </table:table-cell>
          <table:table-cell table:style-name="ce14" office:value-type="float" office:value="200">
            <text:p>200</text:p>
          </table:table-cell>
          <table:table-cell table:style-name="ce14" office:value-type="float" office:value="200">
            <text:p>200</text:p>
          </table:table-cell>
          <table:table-cell table:style-name="ce14" office:value-type="float" office:value="200">
            <text:p>200</text:p>
          </table:table-cell>
          <table:table-cell table:style-name="ce14" office:value-type="float" office:value="200">
            <text:p>2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icrostepping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icrosteps/rev</text:p>
          </table:table-cell>
          <table:table-cell table:style-name="ce14" table:formula="of:=[.C8]*[.C7]" office:value-type="float" office:value="3200">
            <text:p>3200</text:p>
          </table:table-cell>
          <table:table-cell table:style-name="ce14" table:formula="of:=[.D8]*[.D7]" office:value-type="float" office:value="3200">
            <text:p>3200</text:p>
          </table:table-cell>
          <table:table-cell table:style-name="ce14" table:formula="of:=[.E8]*[.E7]" office:value-type="float" office:value="3200">
            <text:p>3200</text:p>
          </table:table-cell>
          <table:table-cell table:style-name="ce14" table:formula="of:=[.F8]*[.F7]" office:value-type="float" office:value="3200">
            <text:p>3200</text:p>
          </table:table-cell>
          <table:table-cell table:style-name="ce14" table:formula="of:=[.G8]*[.G7]" office:value-type="float" office:value="3200">
            <text:p>3200</text:p>
          </table:table-cell>
          <table:table-cell table:style-name="ce14" table:formula="of:=[.H8]*[.H7]" office:value-type="float" office:value="3200">
            <text:p>3200</text:p>
          </table:table-cell>
          <table:table-cell table:style-name="ce14" table:formula="of:=[.I8]*[.I7]" office:value-type="float" office:value="3200">
            <text:p>3200</text:p>
          </table:table-cell>
          <table:table-cell table:style-name="ce14" table:formula="of:=[.J8]*[.J7]" office:value-type="float" office:value="3200">
            <text:p>32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microsteps/sec</text:p>
          </table:table-cell>
          <table:table-cell table:style-name="ce14" table:formula="of:=[.C9]*[.C5]" office:value-type="float" office:value="400">
            <text:p>400</text:p>
          </table:table-cell>
          <table:table-cell table:style-name="ce14" table:formula="of:=[.D9]*[.D5]" office:value-type="float" office:value="200">
            <text:p>200</text:p>
          </table:table-cell>
          <table:table-cell table:style-name="ce14" table:formula="of:=[.E9]*[.E5]" office:value-type="float" office:value="100">
            <text:p>100</text:p>
          </table:table-cell>
          <table:table-cell table:style-name="ce14" table:formula="of:=[.F9]*[.F5]" office:value-type="float" office:value="50">
            <text:p>50</text:p>
          </table:table-cell>
          <table:table-cell table:style-name="ce14" table:formula="of:=[.G9]*[.G5]" office:value-type="float" office:value="5.33333333333333">
            <text:p>5.3333333333</text:p>
          </table:table-cell>
          <table:table-cell table:style-name="ce14" table:formula="of:=[.H9]*[.H5]" office:value-type="float" office:value="0.941176470588235">
            <text:p>0.9411764706</text:p>
          </table:table-cell>
          <table:table-cell table:style-name="ce14" table:formula="of:=[.I9]*[.I5]" office:value-type="float" office:value="0.470588235294118">
            <text:p>0.4705882353</text:p>
          </table:table-cell>
          <table:table-cell table:style-name="ce14" table:formula="of:=[.J9]*[.J5]" office:value-type="float" office:value="0.235294117647059">
            <text:p>0.2352941176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sec/microstep</text:p>
          </table:table-cell>
          <table:table-cell table:formula="of:=1/[.C10]" office:value-type="float" office:value="0.0025">
            <text:p>2.50E-003</text:p>
          </table:table-cell>
          <table:table-cell table:formula="of:=1/[.D10]" office:value-type="float" office:value="0.005">
            <text:p>5.00E-003</text:p>
          </table:table-cell>
          <table:table-cell table:formula="of:=1/[.E10]" office:value-type="float" office:value="0.01">
            <text:p>1.00E-002</text:p>
          </table:table-cell>
          <table:table-cell table:formula="of:=1/[.F10]" office:value-type="float" office:value="0.02">
            <text:p>2.00E-002</text:p>
          </table:table-cell>
          <table:table-cell table:formula="of:=1/[.G10]" office:value-type="float" office:value="0.1875">
            <text:p>1.88E-001</text:p>
          </table:table-cell>
          <table:table-cell table:formula="of:=1/[.H10]" office:value-type="float" office:value="1.0625">
            <text:p>1.06E+000</text:p>
          </table:table-cell>
          <table:table-cell table:formula="of:=1/[.I10]" office:value-type="float" office:value="2.125">
            <text:p>2.13E+000</text:p>
          </table:table-cell>
          <table:table-cell table:formula="of:=1/[.J10]" office:value-type="float" office:value="4.25">
            <text:p>4.25E+0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CPU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table:style-name="ce14" office:value-type="float" office:value="16">
            <text:p>16</text:p>
          </table:table-cell>
          <table:table-cell office:value-type="string">
            <text:p>MHz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Prescale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style-name="ce14" office:value-type="float" office:value="64">
            <text:p>64</text:p>
          </table:table-cell>
          <table:table-cell table:style-name="ce15" office:value-type="string">
            <text:p>1, 8, 64, 256 and 1024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sec/clocktick</text:p>
          </table:table-cell>
          <table:table-cell table:formula="of:=[.C13]/([.C12]*1000000)" office:value-type="float" office:value="0.000004">
            <text:p>4.00E-006</text:p>
          </table:table-cell>
          <table:table-cell table:formula="of:=[.D13]/([.D12]*1000000)" office:value-type="float" office:value="0.000004">
            <text:p>4.00E-006</text:p>
          </table:table-cell>
          <table:table-cell table:formula="of:=[.E13]/([.E12]*1000000)" office:value-type="float" office:value="0.000004">
            <text:p>4.00E-006</text:p>
          </table:table-cell>
          <table:table-cell table:formula="of:=[.F13]/([.F12]*1000000)" office:value-type="float" office:value="0.000004">
            <text:p>4.00E-006</text:p>
          </table:table-cell>
          <table:table-cell table:formula="of:=[.G13]/([.G12]*1000000)" office:value-type="float" office:value="0.000004">
            <text:p>4.00E-006</text:p>
          </table:table-cell>
          <table:table-cell table:formula="of:=[.H13]/([.H12]*1000000)" office:value-type="float" office:value="0.000004">
            <text:p>4.00E-006</text:p>
          </table:table-cell>
          <table:table-cell table:formula="of:=[.I13]/([.I12]*1000000)" office:value-type="float" office:value="0.000004">
            <text:p>4.00E-006</text:p>
          </table:table-cell>
          <table:table-cell table:formula="of:=[.J13]/([.J12]*1000000)" office:value-type="float" office:value="0.000004">
            <text:p>4.00E-006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clockticks/step</text:p>
          </table:table-cell>
          <table:table-cell table:style-name="ce1" table:formula="of:=[.C11]/[.C14]" office:value-type="float" office:value="625">
            <text:p>625.00</text:p>
          </table:table-cell>
          <table:table-cell table:style-name="ce1" table:formula="of:=[.D11]/[.D14]" office:value-type="float" office:value="1250">
            <text:p>1250.00</text:p>
          </table:table-cell>
          <table:table-cell table:style-name="ce1" table:formula="of:=[.E11]/[.E14]" office:value-type="float" office:value="2500">
            <text:p>2500.00</text:p>
          </table:table-cell>
          <table:table-cell table:style-name="ce1" table:formula="of:=[.F11]/[.F14]" office:value-type="float" office:value="5000">
            <text:p>5000.00</text:p>
          </table:table-cell>
          <table:table-cell table:style-name="ce1" table:formula="of:=[.G11]/[.G14]" office:value-type="float" office:value="46875">
            <text:p>46875.00</text:p>
          </table:table-cell>
          <table:table-cell table:style-name="ce1" table:formula="of:=[.H11]/[.H14]" office:value-type="float" office:value="265625">
            <text:p>265625.00</text:p>
          </table:table-cell>
          <table:table-cell table:style-name="ce1" table:formula="of:=[.I11]/[.I14]" office:value-type="float" office:value="531250">
            <text:p>531250.00</text:p>
          </table:table-cell>
          <table:table-cell table:style-name="ce1" table:formula="of:=[.J11]/[.J14]" office:value-type="float" office:value="1062500">
            <text:p>1062500.00</text:p>
          </table:table-cell>
          <table:table-cell table:number-columns-repeated="1014"/>
        </table:table-row>
        <table:table-row table:style-name="ro1">
          <table:table-cell/>
          <table:table-cell office:value-type="string">
            <text:p>clock overflows/step</text:p>
          </table:table-cell>
          <table:table-cell table:number-columns-repeated="5"/>
          <table:table-cell table:formula="of:=[.H15]/65536" office:value-type="float" office:value="4.05311584472656">
            <text:p>4.05E+000</text:p>
          </table:table-cell>
          <table:table-cell table:formula="of:=[.I15]/65536" office:value-type="float" office:value="8.10623168945313">
            <text:p>8.11E+000</text:p>
          </table:table-cell>
          <table:table-cell table:formula="of:=[.J15]/65536" office:value-type="float" office:value="16.2124633789063">
            <text:p>1.62E+00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ce14"/>
          <table:table-cell table:number-columns-repeated="1013"/>
        </table:table-row>
        <table:table-row table:style-name="ro1" table:number-rows-repeated="104855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ine" table:style-name="ta1" table:print="false">
        <table:table-column table:style-name="co9" table:number-columns-repeated="6" table:default-cell-style-name="ce11"/>
        <table:table-column table:style-name="co18" table:default-cell-style-name="ce12"/>
        <table:table-column table:style-name="co9" table:number-columns-repeated="1017" table:default-cell-style-name="ce1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5"/>
          <table:table-cell office:value-type="string">
            <text:p>FCPU</text:p>
          </table:table-cell>
          <table:table-cell office:value-type="float" office:value="16000000">
            <text:p>16000000.000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teps/rev</text:p>
          </table:table-cell>
          <table:table-cell office:value-type="float" office:value="200">
            <text:p>200.00000</text:p>
          </table:table-cell>
          <table:table-cell table:number-columns-repeated="1017"/>
        </table:table-row>
        <table:table-row table:style-name="ro1">
          <table:table-cell table:number-columns-repeated="5"/>
          <table:table-cell office:value-type="string">
            <text:p>step/rev</text:p>
          </table:table-cell>
          <table:table-cell table:formula="of:=[.G4]*6" office:value-type="float" office:value="1200">
            <text:p>1200.00000</text:p>
          </table:table-cell>
          <table:table-cell table:number-columns-repeated="1017"/>
        </table:table-row>
        <table:table-row table:style-name="ro1">
          <table:table-cell office:value-type="string">
            <text:p>degrees</text:p>
          </table:table-cell>
          <table:table-cell office:value-type="string">
            <text:p>ustep</text:p>
          </table:table-cell>
          <table:table-cell office:value-type="string">
            <text:p>angle</text:p>
          </table:table-cell>
          <table:table-cell office:value-type="string">
            <text:p>Phase 1</text:p>
          </table:table-cell>
          <table:table-cell office:value-type="string">
            <text:p>Phase 2</text:p>
          </table:table-cell>
          <table:table-cell office:value-type="string">
            <text:p>ustep/rev</text:p>
          </table:table-cell>
          <table:table-cell table:formula="of:=16*[.G5]" office:value-type="float" office:value="19200">
            <text:p>19200.00000</text:p>
          </table:table-cell>
          <table:table-cell table:number-columns-repeated="1017"/>
        </table:table-row>
        <table:table-row table:style-name="ro1">
          <table:table-cell table:formula="of:=[.C7]*360/6.28" office:value-type="float" office:value="0">
            <text:p>0</text:p>
          </table:table-cell>
          <table:table-cell table:number-columns-repeated="2" office:value-type="float" office:value="0">
            <text:p>0</text:p>
          </table:table-cell>
          <table:table-cell table:formula="of:=255*COS([.C7])" office:value-type="float" office:value="255">
            <text:p>255</text:p>
          </table:table-cell>
          <table:table-cell table:formula="of:=255*SIN([.C7])" office:value-type="float" office:value="0">
            <text:p>0</text:p>
          </table:table-cell>
          <table:table-cell office:value-type="string">
            <text:p>8s step hz</text:p>
          </table:table-cell>
          <table:table-cell table:formula="of:=[.G6]/8" office:value-type="float" office:value="2400">
            <text:p>2400.00000</text:p>
          </table:table-cell>
          <table:table-cell table:number-columns-repeated="1017"/>
        </table:table-row>
        <table:table-row table:style-name="ro1">
          <table:table-cell table:formula="of:=[.C8]*360/6.28" office:value-type="float" office:value="5.62784832802548">
            <text:p>6</text:p>
          </table:table-cell>
          <table:table-cell office:value-type="float" office:value="1">
            <text:p>1</text:p>
          </table:table-cell>
          <table:table-cell table:formula="of:=[.C7]+3.14159/32" office:value-type="float" office:value="0.0981746875">
            <text:p>0</text:p>
          </table:table-cell>
          <table:table-cell table:formula="of:=255*COS([.C8])" office:value-type="float" office:value="253.77210737406">
            <text:p>254</text:p>
          </table:table-cell>
          <table:table-cell table:formula="of:=255*SIN([.C8])" office:value-type="float" office:value="24.994349740067">
            <text:p>25</text:p>
          </table:table-cell>
          <table:table-cell office:value-type="float" office:value="16">
            <text:p>16</text:p>
          </table:table-cell>
          <table:table-cell table:formula="of:=[.G6]/[.F8]" office:value-type="float" office:value="1200">
            <text:p>1200.00000</text:p>
          </table:table-cell>
          <table:table-cell table:number-columns-repeated="1017"/>
        </table:table-row>
        <table:table-row table:style-name="ro1">
          <table:table-cell table:formula="of:=[.C9]*360/6.28" office:value-type="float" office:value="11.255696656051">
            <text:p>11</text:p>
          </table:table-cell>
          <table:table-cell office:value-type="float" office:value="2">
            <text:p>2</text:p>
          </table:table-cell>
          <table:table-cell table:formula="of:=[.C8]+3.14159/32" office:value-type="float" office:value="0.196349375">
            <text:p>0</text:p>
          </table:table-cell>
          <table:table-cell table:formula="of:=255*COS([.C9])" office:value-type="float" office:value="250.1002547535">
            <text:p>250</text:p>
          </table:table-cell>
          <table:table-cell table:formula="of:=255*SIN([.C9])" office:value-type="float" office:value="49.7479906351457">
            <text:p>50</text:p>
          </table:table-cell>
          <table:table-cell office:value-type="float" office:value="32">
            <text:p>32</text:p>
          </table:table-cell>
          <table:table-cell table:formula="of:=[.G6]/[.F9]" office:value-type="float" office:value="600">
            <text:p>600.00000</text:p>
          </table:table-cell>
          <table:table-cell table:number-columns-repeated="1017"/>
        </table:table-row>
        <table:table-row table:style-name="ro1">
          <table:table-cell table:formula="of:=[.C10]*360/6.28" office:value-type="float" office:value="16.8835449840764">
            <text:p>17</text:p>
          </table:table-cell>
          <table:table-cell office:value-type="float" office:value="3">
            <text:p>3</text:p>
          </table:table-cell>
          <table:table-cell table:formula="of:=[.C9]+3.14159/32" office:value-type="float" office:value="0.2945240625">
            <text:p>0</text:p>
          </table:table-cell>
          <table:table-cell table:formula="of:=255*COS([.C10])" office:value-type="float" office:value="244.019804026605">
            <text:p>244</text:p>
          </table:table-cell>
          <table:table-cell table:formula="of:=255*SIN([.C10])" office:value-type="float" office:value="74.0225319940969">
            <text:p>74</text:p>
          </table:table-cell>
          <table:table-cell office:value-type="float" office:value="64">
            <text:p>64</text:p>
          </table:table-cell>
          <table:table-cell office:value-type="float" office:value="300">
            <text:p>300.00000</text:p>
          </table:table-cell>
          <table:table-cell table:number-columns-repeated="1017"/>
        </table:table-row>
        <table:table-row table:style-name="ro1">
          <table:table-cell table:formula="of:=[.C11]*360/6.28" office:value-type="float" office:value="22.5113933121019">
            <text:p>23</text:p>
          </table:table-cell>
          <table:table-cell office:value-type="float" office:value="4">
            <text:p>4</text:p>
          </table:table-cell>
          <table:table-cell table:formula="of:=[.C10]+3.14159/32" office:value-type="float" office:value="0.39269875">
            <text:p>0</text:p>
          </table:table-cell>
          <table:table-cell table:formula="of:=255*COS([.C11])" office:value-type="float" office:value="235.589313158945">
            <text:p>236</text:p>
          </table:table-cell>
          <table:table-cell table:formula="of:=255*SIN([.C11])" office:value-type="float" office:value="97.5841971084287">
            <text:p>98</text:p>
          </table:table-cell>
          <table:table-cell office:value-type="string">
            <text:p>10min</text:p>
          </table:table-cell>
          <table:table-cell table:formula="of:=[.G6]/(10*60)" office:value-type="float" office:value="32">
            <text:p>32.00000</text:p>
          </table:table-cell>
          <table:table-cell table:number-columns-repeated="1017"/>
        </table:table-row>
        <table:table-row table:style-name="ro1">
          <table:table-cell table:formula="of:=[.C12]*360/6.28" office:value-type="float" office:value="28.1392416401274">
            <text:p>28</text:p>
          </table:table-cell>
          <table:table-cell office:value-type="float" office:value="5">
            <text:p>5</text:p>
          </table:table-cell>
          <table:table-cell table:formula="of:=[.C11]+3.14159/32" office:value-type="float" office:value="0.4908734375">
            <text:p>0</text:p>
          </table:table-cell>
          <table:table-cell table:formula="of:=255*COS([.C12])" office:value-type="float" office:value="224.889972249102">
            <text:p>225</text:p>
          </table:table-cell>
          <table:table-cell table:formula="of:=255*SIN([.C12])" office:value-type="float" office:value="120.206074645994">
            <text:p>120</text:p>
          </table:table-cell>
          <table:table-cell office:value-type="string">
            <text:p>1hr</text:p>
          </table:table-cell>
          <table:table-cell table:formula="of:=[.G6]/(60*60)" office:value-type="float" office:value="5.33333333333333">
            <text:p>5.33333</text:p>
          </table:table-cell>
          <table:table-cell table:number-columns-repeated="1017"/>
        </table:table-row>
        <table:table-row table:style-name="ro1">
          <table:table-cell table:formula="of:=[.C13]*360/6.28" office:value-type="float" office:value="33.7670899681529">
            <text:p>34</text:p>
          </table:table-cell>
          <table:table-cell office:value-type="float" office:value="6">
            <text:p>6</text:p>
          </table:table-cell>
          <table:table-cell table:formula="of:=[.C12]+3.14159/32" office:value-type="float" office:value="0.589048125">
            <text:p>1</text:p>
          </table:table-cell>
          <table:table-cell table:formula="of:=255*COS([.C13])" office:value-type="float" office:value="212.024821624964">
            <text:p>212</text:p>
          </table:table-cell>
          <table:table-cell table:formula="of:=255*SIN([.C13])" office:value-type="float" office:value="141.670303927472">
            <text:p>142</text:p>
          </table:table-cell>
          <table:table-cell office:value-type="string">
            <text:p>2hr</text:p>
          </table:table-cell>
          <table:table-cell table:formula="of:=[.G6]/(120*60)" office:value-type="float" office:value="2.66666666666667">
            <text:p>2.66667</text:p>
          </table:table-cell>
          <table:table-cell table:number-columns-repeated="1017"/>
        </table:table-row>
        <table:table-row table:style-name="ro1">
          <table:table-cell table:formula="of:=[.C14]*360/6.28" office:value-type="float" office:value="39.3949382961783">
            <text:p>39</text:p>
          </table:table-cell>
          <table:table-cell office:value-type="float" office:value="7">
            <text:p>7</text:p>
          </table:table-cell>
          <table:table-cell table:formula="of:=[.C13]+3.14159/32" office:value-type="float" office:value="0.6872228125">
            <text:p>1</text:p>
          </table:table-cell>
          <table:table-cell table:formula="of:=255*COS([.C14])" office:value-type="float" office:value="197.117759510711">
            <text:p>197</text:p>
          </table:table-cell>
          <table:table-cell table:formula="of:=255*SIN([.C14])" office:value-type="float" office:value="161.770173040266">
            <text:p>162</text:p>
          </table:table-cell>
          <table:table-cell office:value-type="string">
            <text:p>4hr</text:p>
          </table:table-cell>
          <table:table-cell table:formula="of:=[.G6]/(4*60*60)" office:value-type="float" office:value="1.33333333333333">
            <text:p>1.33333</text:p>
          </table:table-cell>
          <table:table-cell table:number-columns-repeated="1017"/>
        </table:table-row>
        <table:table-row table:style-name="ro1">
          <table:table-cell table:formula="of:=[.C15]*360/6.28" office:value-type="float" office:value="45.0227866242038">
            <text:p>45</text:p>
          </table:table-cell>
          <table:table-cell office:value-type="float" office:value="8">
            <text:p>8</text:p>
          </table:table-cell>
          <table:table-cell table:formula="of:=[.C14]+3.14159/32" office:value-type="float" office:value="0.7853975">
            <text:p>1</text:p>
          </table:table-cell>
          <table:table-cell table:formula="of:=255*COS([.C15])" office:value-type="float" office:value="180.312348821203">
            <text:p>180</text:p>
          </table:table-cell>
          <table:table-cell table:formula="of:=255*SIN([.C15])" office:value-type="float" office:value="180.312109583857">
            <text:p>180</text:p>
          </table:table-cell>
          <table:table-cell table:number-columns-repeated="1019"/>
        </table:table-row>
        <table:table-row table:style-name="ro1">
          <table:table-cell table:formula="of:=[.C16]*360/6.28" office:value-type="float" office:value="50.6506349522293">
            <text:p>51</text:p>
          </table:table-cell>
          <table:table-cell office:value-type="float" office:value="9">
            <text:p>9</text:p>
          </table:table-cell>
          <table:table-cell table:formula="of:=[.C15]+3.14159/32" office:value-type="float" office:value="0.8835721875">
            <text:p>1</text:p>
          </table:table-cell>
          <table:table-cell table:formula="of:=255*COS([.C16])" office:value-type="float" office:value="161.77043457496">
            <text:p>162</text:p>
          </table:table-cell>
          <table:table-cell table:formula="of:=255*SIN([.C16])" office:value-type="float" office:value="197.117544874698">
            <text:p>197</text:p>
          </table:table-cell>
          <table:table-cell table:number-columns-repeated="1019"/>
        </table:table-row>
        <table:table-row table:style-name="ro1">
          <table:table-cell table:formula="of:=[.C17]*360/6.28" office:value-type="float" office:value="56.2784832802548">
            <text:p>56</text:p>
          </table:table-cell>
          <table:table-cell office:value-type="float" office:value="10">
            <text:p>10</text:p>
          </table:table-cell>
          <table:table-cell table:formula="of:=[.C16]+3.14159/32" office:value-type="float" office:value="0.981746875">
            <text:p>1</text:p>
          </table:table-cell>
          <table:table-cell table:formula="of:=255*COS([.C17])" office:value-type="float" office:value="141.670585240798">
            <text:p>142</text:p>
          </table:table-cell>
          <table:table-cell table:formula="of:=255*SIN([.C17])" office:value-type="float" office:value="212.024633657341">
            <text:p>212</text:p>
          </table:table-cell>
          <table:table-cell table:number-columns-repeated="1019"/>
        </table:table-row>
        <table:table-row table:style-name="ro1">
          <table:table-cell table:formula="of:=[.C18]*360/6.28" office:value-type="float" office:value="61.9063316082803">
            <text:p>62</text:p>
          </table:table-cell>
          <table:table-cell office:value-type="float" office:value="11">
            <text:p>11</text:p>
          </table:table-cell>
          <table:table-cell table:formula="of:=[.C17]+3.14159/32" office:value-type="float" office:value="1.0799215625">
            <text:p>1</text:p>
          </table:table-cell>
          <table:table-cell table:formula="of:=255*COS([.C18])" office:value-type="float" office:value="120.206373028755">
            <text:p>120</text:p>
          </table:table-cell>
          <table:table-cell table:formula="of:=255*SIN([.C18])" office:value-type="float" office:value="224.889812760098">
            <text:p>225</text:p>
          </table:table-cell>
          <table:table-cell table:number-columns-repeated="1019"/>
        </table:table-row>
        <table:table-row table:style-name="ro1">
          <table:table-cell table:formula="of:=[.C19]*360/6.28" office:value-type="float" office:value="67.5341799363057">
            <text:p>68</text:p>
          </table:table-cell>
          <table:table-cell office:value-type="float" office:value="12">
            <text:p>12</text:p>
          </table:table-cell>
          <table:table-cell table:formula="of:=[.C18]+3.14159/32" office:value-type="float" office:value="1.17809625">
            <text:p>1</text:p>
          </table:table-cell>
          <table:table-cell table:formula="of:=255*COS([.C19])" office:value-type="float" office:value="97.5845096870411">
            <text:p>98</text:p>
          </table:table-cell>
          <table:table-cell table:formula="of:=255*SIN([.C19])" office:value-type="float" office:value="235.589183684523">
            <text:p>236</text:p>
          </table:table-cell>
          <table:table-cell table:number-columns-repeated="1019"/>
        </table:table-row>
        <table:table-row table:style-name="ro1">
          <table:table-cell table:formula="of:=[.C20]*360/6.28" office:value-type="float" office:value="73.1620282643312">
            <text:p>73</text:p>
          </table:table-cell>
          <table:table-cell office:value-type="float" office:value="13">
            <text:p>13</text:p>
          </table:table-cell>
          <table:table-cell table:formula="of:=[.C19]+3.14159/32" office:value-type="float" office:value="1.2762709375">
            <text:p>1</text:p>
          </table:table-cell>
          <table:table-cell table:formula="of:=255*COS([.C20])" office:value-type="float" office:value="74.0228557582624">
            <text:p>74</text:p>
          </table:table-cell>
          <table:table-cell table:formula="of:=255*SIN([.C20])" office:value-type="float" office:value="244.019705813673">
            <text:p>244</text:p>
          </table:table-cell>
          <table:table-cell table:number-columns-repeated="1019"/>
        </table:table-row>
        <table:table-row table:style-name="ro1">
          <table:table-cell table:formula="of:=[.C21]*360/6.28" office:value-type="float" office:value="78.7898765923567">
            <text:p>79</text:p>
          </table:table-cell>
          <table:table-cell office:value-type="float" office:value="14">
            <text:p>14</text:p>
          </table:table-cell>
          <table:table-cell table:formula="of:=[.C20]+3.14159/32" office:value-type="float" office:value="1.374445625">
            <text:p>1</text:p>
          </table:table-cell>
          <table:table-cell table:formula="of:=255*COS([.C21])" office:value-type="float" office:value="49.7483224668435">
            <text:p>50</text:p>
          </table:table-cell>
          <table:table-cell table:formula="of:=255*SIN([.C21])" office:value-type="float" office:value="250.100188747899">
            <text:p>250</text:p>
          </table:table-cell>
          <table:table-cell table:number-columns-repeated="1019"/>
        </table:table-row>
        <table:table-row table:style-name="ro1">
          <table:table-cell table:formula="of:=[.C22]*360/6.28" office:value-type="float" office:value="84.4177249203822">
            <text:p>84</text:p>
          </table:table-cell>
          <table:table-cell office:value-type="float" office:value="15">
            <text:p>15</text:p>
          </table:table-cell>
          <table:table-cell table:formula="of:=[.C21]+3.14159/32" office:value-type="float" office:value="1.4726203125">
            <text:p>1</text:p>
          </table:table-cell>
          <table:table-cell table:formula="of:=255*COS([.C22])" office:value-type="float" office:value="24.9946864435819">
            <text:p>25</text:p>
          </table:table-cell>
          <table:table-cell table:formula="of:=255*SIN([.C22])" office:value-type="float" office:value="253.772074211461">
            <text:p>254</text:p>
          </table:table-cell>
          <table:table-cell table:number-columns-repeated="1019"/>
        </table:table-row>
        <table:table-row table:style-name="ro1">
          <table:table-cell table:formula="of:=[.C23]*360/6.28" office:value-type="float" office:value="90.0455732484076">
            <text:p>90</text:p>
          </table:table-cell>
          <table:table-cell office:value-type="float" office:value="16">
            <text:p>16</text:p>
          </table:table-cell>
          <table:table-cell table:formula="of:=[.C22]+3.14159/32" office:value-type="float" office:value="1.570795">
            <text:p>2</text:p>
          </table:table-cell>
          <table:table-cell table:formula="of:=255*COS([.C23])" office:value-type="float" office:value="0.000338332698596149">
            <text:p>0</text:p>
          </table:table-cell>
          <table:table-cell table:formula="of:=255*SIN([.C23])" office:value-type="float" office:value="254.999999999776">
            <text:p>255</text:p>
          </table:table-cell>
          <table:table-cell table:number-columns-repeated="1019"/>
        </table:table-row>
        <table:table-row table:style-name="ro1">
          <table:table-cell table:formula="of:=[.C24]*360/6.28" office:value-type="float" office:value="95.6734215764331">
            <text:p>96</text:p>
          </table:table-cell>
          <table:table-cell office:value-type="float" office:value="17">
            <text:p>17</text:p>
          </table:table-cell>
          <table:table-cell table:formula="of:=[.C23]+3.14159/32" office:value-type="float" office:value="1.6689696875">
            <text:p>2</text:p>
          </table:table-cell>
          <table:table-cell table:formula="of:=255*COS([.C24])" office:value-type="float" office:value="-24.9940130365081">
            <text:p>-25</text:p>
          </table:table-cell>
          <table:table-cell table:formula="of:=255*SIN([.C24])" office:value-type="float" office:value="253.772140536212">
            <text:p>254</text:p>
          </table:table-cell>
          <table:table-cell table:number-columns-repeated="1019"/>
        </table:table-row>
        <table:table-row table:style-name="ro1">
          <table:table-cell table:formula="of:=[.C25]*360/6.28" office:value-type="float" office:value="101.301269904459">
            <text:p>101</text:p>
          </table:table-cell>
          <table:table-cell office:value-type="float" office:value="18">
            <text:p>18</text:p>
          </table:table-cell>
          <table:table-cell table:formula="of:=[.C24]+3.14159/32" office:value-type="float" office:value="1.767144375">
            <text:p>2</text:p>
          </table:table-cell>
          <table:table-cell table:formula="of:=255*COS([.C25])" office:value-type="float" office:value="-49.7476588033603">
            <text:p>-50</text:p>
          </table:table-cell>
          <table:table-cell table:formula="of:=255*SIN([.C25])" office:value-type="float" office:value="250.10032075866">
            <text:p>250</text:p>
          </table:table-cell>
          <table:table-cell table:number-columns-repeated="1019"/>
        </table:table-row>
        <table:table-row table:style-name="ro1">
          <table:table-cell table:formula="of:=[.C26]*360/6.28" office:value-type="float" office:value="106.929118232484">
            <text:p>107</text:p>
          </table:table-cell>
          <table:table-cell office:value-type="float" office:value="19">
            <text:p>19</text:p>
          </table:table-cell>
          <table:table-cell table:formula="of:=[.C25]+3.14159/32" office:value-type="float" office:value="1.8653190625">
            <text:p>2</text:p>
          </table:table-cell>
          <table:table-cell table:formula="of:=255*COS([.C26])" office:value-type="float" office:value="-74.0222082298012">
            <text:p>-74</text:p>
          </table:table-cell>
          <table:table-cell table:formula="of:=255*SIN([.C26])" office:value-type="float" office:value="244.019902239108">
            <text:p>244</text:p>
          </table:table-cell>
          <table:table-cell table:number-columns-repeated="1019"/>
        </table:table-row>
        <table:table-row table:style-name="ro1">
          <table:table-cell table:formula="of:=[.C27]*360/6.28" office:value-type="float" office:value="112.55696656051">
            <text:p>113</text:p>
          </table:table-cell>
          <table:table-cell office:value-type="float" office:value="20">
            <text:p>20</text:p>
          </table:table-cell>
          <table:table-cell table:formula="of:=[.C26]+3.14159/32" office:value-type="float" office:value="1.96349375">
            <text:p>2</text:p>
          </table:table-cell>
          <table:table-cell table:formula="of:=255*COS([.C27])" office:value-type="float" office:value="-97.5838845296444">
            <text:p>-98</text:p>
          </table:table-cell>
          <table:table-cell table:formula="of:=255*SIN([.C27])" office:value-type="float" office:value="235.589442632952">
            <text:p>236</text:p>
          </table:table-cell>
          <table:table-cell table:number-columns-repeated="1019"/>
        </table:table-row>
        <table:table-row table:style-name="ro1">
          <table:table-cell table:formula="of:=[.C28]*360/6.28" office:value-type="float" office:value="118.184814888535">
            <text:p>118</text:p>
          </table:table-cell>
          <table:table-cell office:value-type="float" office:value="21">
            <text:p>21</text:p>
          </table:table-cell>
          <table:table-cell table:formula="of:=[.C27]+3.14159/32" office:value-type="float" office:value="2.0616684375">
            <text:p>2</text:p>
          </table:table-cell>
          <table:table-cell table:formula="of:=255*COS([.C28])" office:value-type="float" office:value="-120.20577626302">
            <text:p>-120</text:p>
          </table:table-cell>
          <table:table-cell table:formula="of:=255*SIN([.C28])" office:value-type="float" office:value="224.89013173771">
            <text:p>225</text:p>
          </table:table-cell>
          <table:table-cell table:number-columns-repeated="1019"/>
        </table:table-row>
        <table:table-row table:style-name="ro1">
          <table:table-cell table:formula="of:=[.C29]*360/6.28" office:value-type="float" office:value="123.812663216561">
            <text:p>124</text:p>
          </table:table-cell>
          <table:table-cell office:value-type="float" office:value="22">
            <text:p>22</text:p>
          </table:table-cell>
          <table:table-cell table:formula="of:=[.C28]+3.14159/32" office:value-type="float" office:value="2.159843125">
            <text:p>2</text:p>
          </table:table-cell>
          <table:table-cell table:formula="of:=255*COS([.C29])" office:value-type="float" office:value="-141.670022613896">
            <text:p>-142</text:p>
          </table:table-cell>
          <table:table-cell table:formula="of:=255*SIN([.C29])" office:value-type="float" office:value="212.025009592213">
            <text:p>212</text:p>
          </table:table-cell>
          <table:table-cell table:number-columns-repeated="1019"/>
        </table:table-row>
        <table:table-row table:style-name="ro1">
          <table:table-cell table:formula="of:=[.C30]*360/6.28" office:value-type="float" office:value="129.440511544586">
            <text:p>129</text:p>
          </table:table-cell>
          <table:table-cell office:value-type="float" office:value="23">
            <text:p>23</text:p>
          </table:table-cell>
          <table:table-cell table:formula="of:=[.C29]+3.14159/32" office:value-type="float" office:value="2.2580178125">
            <text:p>2</text:p>
          </table:table-cell>
          <table:table-cell table:formula="of:=255*COS([.C30])" office:value-type="float" office:value="-161.769911505286">
            <text:p>-162</text:p>
          </table:table-cell>
          <table:table-cell table:formula="of:=255*SIN([.C30])" office:value-type="float" office:value="197.117974146378">
            <text:p>197</text:p>
          </table:table-cell>
          <table:table-cell table:number-columns-repeated="1019"/>
        </table:table-row>
        <table:table-row table:style-name="ro1">
          <table:table-cell table:formula="of:=[.C31]*360/6.28" office:value-type="float" office:value="135.068359872611">
            <text:p>135</text:p>
          </table:table-cell>
          <table:table-cell office:value-type="float" office:value="24">
            <text:p>24</text:p>
          </table:table-cell>
          <table:table-cell table:formula="of:=[.C30]+3.14159/32" office:value-type="float" office:value="2.3561925">
            <text:p>2</text:p>
          </table:table-cell>
          <table:table-cell table:formula="of:=255*COS([.C31])" office:value-type="float" office:value="-180.311870346194">
            <text:p>-180</text:p>
          </table:table-cell>
          <table:table-cell table:formula="of:=255*SIN([.C31])" office:value-type="float" office:value="180.312588058231">
            <text:p>180</text:p>
          </table:table-cell>
          <table:table-cell table:number-columns-repeated="1019"/>
        </table:table-row>
        <table:table-row table:style-name="ro1">
          <table:table-cell table:formula="of:=[.C32]*360/6.28" office:value-type="float" office:value="140.696208200637">
            <text:p>141</text:p>
          </table:table-cell>
          <table:table-cell office:value-type="float" office:value="25">
            <text:p>25</text:p>
          </table:table-cell>
          <table:table-cell table:formula="of:=[.C31]+3.14159/32" office:value-type="float" office:value="2.4543671875">
            <text:p>2</text:p>
          </table:table-cell>
          <table:table-cell table:formula="of:=255*COS([.C32])" office:value-type="float" office:value="-197.117330238337">
            <text:p>-197</text:p>
          </table:table-cell>
          <table:table-cell table:formula="of:=255*SIN([.C32])" office:value-type="float" office:value="161.770696109371">
            <text:p>162</text:p>
          </table:table-cell>
          <table:table-cell table:number-columns-repeated="1019"/>
        </table:table-row>
        <table:table-row table:style-name="ro1">
          <table:table-cell table:formula="of:=[.C33]*360/6.28" office:value-type="float" office:value="146.324056528662">
            <text:p>146</text:p>
          </table:table-cell>
          <table:table-cell office:value-type="float" office:value="26">
            <text:p>26</text:p>
          </table:table-cell>
          <table:table-cell table:formula="of:=[.C32]+3.14159/32" office:value-type="float" office:value="2.552541875">
            <text:p>3</text:p>
          </table:table-cell>
          <table:table-cell table:formula="of:=255*COS([.C33])" office:value-type="float" office:value="-212.024445689345">
            <text:p>-212</text:p>
          </table:table-cell>
          <table:table-cell table:formula="of:=255*SIN([.C33])" office:value-type="float" office:value="141.670866553876">
            <text:p>142</text:p>
          </table:table-cell>
          <table:table-cell table:number-columns-repeated="1019"/>
        </table:table-row>
        <table:table-row table:style-name="ro1">
          <table:table-cell table:formula="of:=[.C34]*360/6.28" office:value-type="float" office:value="151.951904856688">
            <text:p>152</text:p>
          </table:table-cell>
          <table:table-cell office:value-type="float" office:value="27">
            <text:p>27</text:p>
          </table:table-cell>
          <table:table-cell table:formula="of:=[.C33]+3.14159/32" office:value-type="float" office:value="2.6507165625">
            <text:p>3</text:p>
          </table:table-cell>
          <table:table-cell table:formula="of:=255*COS([.C34])" office:value-type="float" office:value="-224.889653270697">
            <text:p>-225</text:p>
          </table:table-cell>
          <table:table-cell table:formula="of:=255*SIN([.C34])" office:value-type="float" office:value="120.206671411306">
            <text:p>120</text:p>
          </table:table-cell>
          <table:table-cell table:number-columns-repeated="1019"/>
        </table:table-row>
        <table:table-row table:style-name="ro1">
          <table:table-cell table:formula="of:=[.C35]*360/6.28" office:value-type="float" office:value="157.579753184713">
            <text:p>158</text:p>
          </table:table-cell>
          <table:table-cell office:value-type="float" office:value="28">
            <text:p>28</text:p>
          </table:table-cell>
          <table:table-cell table:formula="of:=[.C34]+3.14159/32" office:value-type="float" office:value="2.74889125">
            <text:p>3</text:p>
          </table:table-cell>
          <table:table-cell table:formula="of:=255*COS([.C35])" office:value-type="float" office:value="-235.589054209686">
            <text:p>-236</text:p>
          </table:table-cell>
          <table:table-cell table:formula="of:=255*SIN([.C35])" office:value-type="float" office:value="97.5848222654821">
            <text:p>98</text:p>
          </table:table-cell>
          <table:table-cell table:number-columns-repeated="1019"/>
        </table:table-row>
        <table:table-row table:style-name="ro1">
          <table:table-cell table:formula="of:=[.C36]*360/6.28" office:value-type="float" office:value="163.207601512739">
            <text:p>163</text:p>
          </table:table-cell>
          <table:table-cell office:value-type="float" office:value="29">
            <text:p>29</text:p>
          </table:table-cell>
          <table:table-cell table:formula="of:=[.C35]+3.14159/32" office:value-type="float" office:value="2.8470659375">
            <text:p>3</text:p>
          </table:table-cell>
          <table:table-cell table:formula="of:=255*COS([.C36])" office:value-type="float" office:value="-244.019607600311">
            <text:p>-244</text:p>
          </table:table-cell>
          <table:table-cell table:formula="of:=255*SIN([.C36])" office:value-type="float" office:value="74.023179522298">
            <text:p>74</text:p>
          </table:table-cell>
          <table:table-cell table:number-columns-repeated="1019"/>
        </table:table-row>
        <table:table-row table:style-name="ro1">
          <table:table-cell table:formula="of:=[.C37]*360/6.28" office:value-type="float" office:value="168.835449840764">
            <text:p>169</text:p>
          </table:table-cell>
          <table:table-cell office:value-type="float" office:value="30">
            <text:p>30</text:p>
          </table:table-cell>
          <table:table-cell table:formula="of:=[.C36]+3.14159/32" office:value-type="float" office:value="2.945240625">
            <text:p>3</text:p>
          </table:table-cell>
          <table:table-cell table:formula="of:=255*COS([.C37])" office:value-type="float" office:value="-250.100122741859">
            <text:p>-250</text:p>
          </table:table-cell>
          <table:table-cell table:formula="of:=255*SIN([.C37])" office:value-type="float" office:value="49.7486542984542">
            <text:p>50</text:p>
          </table:table-cell>
          <table:table-cell table:number-columns-repeated="1019"/>
        </table:table-row>
        <table:table-row table:style-name="ro1">
          <table:table-cell table:formula="of:=[.C38]*360/6.28" office:value-type="float" office:value="174.46329816879">
            <text:p>174</text:p>
          </table:table-cell>
          <table:table-cell office:value-type="float" office:value="31">
            <text:p>31</text:p>
          </table:table-cell>
          <table:table-cell table:formula="of:=[.C37]+3.14159/32" office:value-type="float" office:value="3.0434153125">
            <text:p>3</text:p>
          </table:table-cell>
          <table:table-cell table:formula="of:=255*COS([.C38])" office:value-type="float" office:value="-253.772041048415">
            <text:p>-254</text:p>
          </table:table-cell>
          <table:table-cell table:formula="of:=255*SIN([.C38])" office:value-type="float" office:value="24.9950231470533">
            <text:p>25</text:p>
          </table:table-cell>
          <table:table-cell table:number-columns-repeated="1019"/>
        </table:table-row>
        <table:table-row table:style-name="ro1">
          <table:table-cell table:formula="of:=[.C39]*360/6.28" office:value-type="float" office:value="180.091146496815">
            <text:p>180</text:p>
          </table:table-cell>
          <table:table-cell office:value-type="float" office:value="32">
            <text:p>32</text:p>
          </table:table-cell>
          <table:table-cell table:formula="of:=[.C38]+3.14159/32" office:value-type="float" office:value="3.14159">
            <text:p>3</text:p>
          </table:table-cell>
          <table:table-cell table:formula="of:=255*COS([.C39])" office:value-type="float" office:value="-254.999999999102">
            <text:p>-255</text:p>
          </table:table-cell>
          <table:table-cell table:formula="of:=255*SIN([.C39])" office:value-type="float" office:value="0.000676665397757916">
            <text:p>0</text:p>
          </table:table-cell>
          <table:table-cell table:number-columns-repeated="1019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table:number-columns-repeated="5"/>
          <table:table-cell>
            <draw:frame table:end-cell-address="sine.I76" table:end-x="0.5232in" table:end-y="0.1382in" draw:z-index="0" draw:style-name="gr1" svg:width="3.5921in" svg:height="2.7555in" svg:x="0.0398in" svg:y="0.0394in">
              <draw:object draw:notify-on-update-of-ranges="sine.C7:sine.C67 sine.D6:sine.D6 sine.D7:sine.D67 sine.C7:sine.C67 sine.E6:sine.E6 sine.E7:sine.E6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18"/>
        </table:table-row>
        <table:table-row table:style-name="ro1" table:number-rows-repeated="1048514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5" number:min-integer-digits="1"/>
    </number:number-style>
    <number:number-style style:name="N119">
      <number:number number:decimal-places="4"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3-18">03/18/2012</text:date>, <text:time>16:15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haz </meta:initial-creator>
    <meta:creation-date>2012-01-24T22:03:31</meta:creation-date>
    <dc:date>2012-03-18T16:15:23</dc:date>
    <dc:creator>chaz </dc:creator>
    <meta:editing-duration>PT02H06M25S</meta:editing-duration>
    <meta:editing-cycles>10</meta:editing-cycles>
    <meta:generator>OpenOffice.org/3.2$Linux OpenOffice.org_project/320m19$Build-9505</meta:generator>
    <meta:document-statistic meta:table-count="4" meta:cell-count="52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automatic-styles>
    <number:number-style style:name="N1">
      <number:number number:decimal-places="0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auto-position="true" chart:auto-size="true" chart:treat-empty-cells="ignore" chart:spline-order="3" chart:right-angled-axes="true"/>
    </style:style>
    <style:style style:name="ch4" style:family="chart" style:data-style-name="N1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1">
      <style:chart-properties chart:symbol-type="named-symbol" chart:symbol-name="square" chart:symbol-width="0.25cm" chart:symbol-height="0.25cm"/>
      <style:graphic-properties draw:stroke="none" svg:stroke-width="0.088cm" svg:stroke-color="#004586" draw:fill-color="#004586"/>
      <style:text-properties fo:font-size="6pt" style:font-size-asian="6pt" style:font-size-complex="6pt"/>
    </style:style>
    <style:style style:name="ch7" style:family="chart" style:data-style-name="N1">
      <style:chart-properties chart:symbol-type="named-symbol" chart:symbol-name="diamond" chart:symbol-width="0.25cm" chart:symbol-height="0.25cm"/>
      <style:graphic-properties draw:stroke="none" svg:stroke-width="0.088cm" svg:stroke-color="#ff420e" draw:fill-color="#ff420e"/>
      <style:text-properties fo:font-size="6pt" style:font-size-asian="6pt" style:font-size-complex="6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9.125cm" svg:height="7cm" xlink:href=".." chart:class="chart:scatter" chart:style-name="ch1">
        <chart:legend chart:legend-position="end" svg:x="7.155cm" svg:y="3.031cm" chart:style-name="ch2"/>
        <chart:plot-area chart:style-name="ch3" table:cell-range-address="sine.C6:sine.E67" chart:data-source-has-labels="row" svg:x="0.182cm" svg:y="0.14cm" svg:width="6.792cm" svg:height="6.58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ine.D7:sine.D67" chart:label-cell-address="sine.D6:sine.D6" chart:class="chart:scatter">
            <chart:domain table:cell-range-address="sine.C7:sine.C67"/>
            <chart:data-point chart:repeated="61"/>
          </chart:series>
          <chart:series chart:style-name="ch7" chart:values-cell-range-address="sine.E7:sine.E67" chart:label-cell-address="sine.E6:sine.E6" chart:class="chart:scatter">
            <chart:data-point chart:repeated="61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 text:id="sine.D6:sine.D6">Phase 1</text:p>
              </table:table-cell>
              <table:table-cell office:value-type="string">
                <text:p text:id="sine.E6:sine.E6">Phase 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ine.C7:sine.C67">0</text:p>
              </table:table-cell>
              <table:table-cell office:value-type="float" office:value="255">
                <text:p text:id="sine.D7:sine.D67">255</text:p>
              </table:table-cell>
              <table:table-cell office:value-type="float" office:value="0">
                <text:p text:id="sine.E7:sine.E67">0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981746875">
                <text:p>0.0981746875</text:p>
              </table:table-cell>
              <table:table-cell office:value-type="float" office:value="253.77210737406">
                <text:p>253.77210737406</text:p>
              </table:table-cell>
              <table:table-cell office:value-type="float" office:value="24.994349740067">
                <text:p>24.99434974006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96349375">
                <text:p>0.196349375</text:p>
              </table:table-cell>
              <table:table-cell office:value-type="float" office:value="250.1002547535">
                <text:p>250.1002547535</text:p>
              </table:table-cell>
              <table:table-cell office:value-type="float" office:value="49.7479906351457">
                <text:p>49.74799063514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2945240625">
                <text:p>0.2945240625</text:p>
              </table:table-cell>
              <table:table-cell office:value-type="float" office:value="244.019804026605">
                <text:p>244.019804026605</text:p>
              </table:table-cell>
              <table:table-cell office:value-type="float" office:value="74.0225319940969">
                <text:p>74.022531994096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39269875">
                <text:p>0.39269875</text:p>
              </table:table-cell>
              <table:table-cell office:value-type="float" office:value="235.589313158945">
                <text:p>235.589313158945</text:p>
              </table:table-cell>
              <table:table-cell office:value-type="float" office:value="97.5841971084287">
                <text:p>97.58419710842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4908734375">
                <text:p>0.4908734375</text:p>
              </table:table-cell>
              <table:table-cell office:value-type="float" office:value="224.889972249102">
                <text:p>224.889972249102</text:p>
              </table:table-cell>
              <table:table-cell office:value-type="float" office:value="120.206074645994">
                <text:p>120.20607464599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589048125">
                <text:p>0.589048125</text:p>
              </table:table-cell>
              <table:table-cell office:value-type="float" office:value="212.024821624964">
                <text:p>212.024821624964</text:p>
              </table:table-cell>
              <table:table-cell office:value-type="float" office:value="141.670303927472">
                <text:p>141.67030392747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6872228125">
                <text:p>0.6872228125</text:p>
              </table:table-cell>
              <table:table-cell office:value-type="float" office:value="197.117759510711">
                <text:p>197.117759510711</text:p>
              </table:table-cell>
              <table:table-cell office:value-type="float" office:value="161.770173040266">
                <text:p>161.77017304026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7853975">
                <text:p>0.7853975</text:p>
              </table:table-cell>
              <table:table-cell office:value-type="float" office:value="180.312348821203">
                <text:p>180.312348821203</text:p>
              </table:table-cell>
              <table:table-cell office:value-type="float" office:value="180.312109583857">
                <text:p>180.31210958385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8835721875">
                <text:p>0.8835721875</text:p>
              </table:table-cell>
              <table:table-cell office:value-type="float" office:value="161.77043457496">
                <text:p>161.77043457496</text:p>
              </table:table-cell>
              <table:table-cell office:value-type="float" office:value="197.117544874698">
                <text:p>197.11754487469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981746875">
                <text:p>0.981746875</text:p>
              </table:table-cell>
              <table:table-cell office:value-type="float" office:value="141.670585240798">
                <text:p>141.670585240798</text:p>
              </table:table-cell>
              <table:table-cell office:value-type="float" office:value="212.024633657341">
                <text:p>212.02463365734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0799215625">
                <text:p>1.0799215625</text:p>
              </table:table-cell>
              <table:table-cell office:value-type="float" office:value="120.206373028755">
                <text:p>120.206373028755</text:p>
              </table:table-cell>
              <table:table-cell office:value-type="float" office:value="224.889812760098">
                <text:p>224.8898127600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.17809625">
                <text:p>1.17809625</text:p>
              </table:table-cell>
              <table:table-cell office:value-type="float" office:value="97.5845096870411">
                <text:p>97.5845096870411</text:p>
              </table:table-cell>
              <table:table-cell office:value-type="float" office:value="235.589183684523">
                <text:p>235.58918368452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.2762709375">
                <text:p>1.2762709375</text:p>
              </table:table-cell>
              <table:table-cell office:value-type="float" office:value="74.0228557582624">
                <text:p>74.0228557582624</text:p>
              </table:table-cell>
              <table:table-cell office:value-type="float" office:value="244.019705813673">
                <text:p>244.01970581367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.374445625">
                <text:p>1.374445625</text:p>
              </table:table-cell>
              <table:table-cell office:value-type="float" office:value="49.7483224668435">
                <text:p>49.7483224668435</text:p>
              </table:table-cell>
              <table:table-cell office:value-type="float" office:value="250.100188747899">
                <text:p>250.10018874789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.4726203125">
                <text:p>1.4726203125</text:p>
              </table:table-cell>
              <table:table-cell office:value-type="float" office:value="24.9946864435819">
                <text:p>24.9946864435819</text:p>
              </table:table-cell>
              <table:table-cell office:value-type="float" office:value="253.772074211461">
                <text:p>253.7720742114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.570795">
                <text:p>1.570795</text:p>
              </table:table-cell>
              <table:table-cell office:value-type="float" office:value="0.000338332698596149">
                <text:p>0.000338332698596149</text:p>
              </table:table-cell>
              <table:table-cell office:value-type="float" office:value="254.999999999776">
                <text:p>254.99999999977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6689696875">
                <text:p>1.6689696875</text:p>
              </table:table-cell>
              <table:table-cell office:value-type="float" office:value="-24.9940130365081">
                <text:p>-24.9940130365081</text:p>
              </table:table-cell>
              <table:table-cell office:value-type="float" office:value="253.772140536212">
                <text:p>253.77214053621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767144375">
                <text:p>1.767144375</text:p>
              </table:table-cell>
              <table:table-cell office:value-type="float" office:value="-49.7476588033603">
                <text:p>-49.7476588033603</text:p>
              </table:table-cell>
              <table:table-cell office:value-type="float" office:value="250.10032075866">
                <text:p>250.1003207586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653190625">
                <text:p>1.8653190625</text:p>
              </table:table-cell>
              <table:table-cell office:value-type="float" office:value="-74.0222082298012">
                <text:p>-74.0222082298012</text:p>
              </table:table-cell>
              <table:table-cell office:value-type="float" office:value="244.019902239108">
                <text:p>244.01990223910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6349375">
                <text:p>1.96349375</text:p>
              </table:table-cell>
              <table:table-cell office:value-type="float" office:value="-97.5838845296444">
                <text:p>-97.5838845296444</text:p>
              </table:table-cell>
              <table:table-cell office:value-type="float" office:value="235.589442632952">
                <text:p>235.58944263295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.0616684375">
                <text:p>2.0616684375</text:p>
              </table:table-cell>
              <table:table-cell office:value-type="float" office:value="-120.20577626302">
                <text:p>-120.20577626302</text:p>
              </table:table-cell>
              <table:table-cell office:value-type="float" office:value="224.89013173771">
                <text:p>224.890131737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159843125">
                <text:p>2.159843125</text:p>
              </table:table-cell>
              <table:table-cell office:value-type="float" office:value="-141.670022613896">
                <text:p>-141.670022613896</text:p>
              </table:table-cell>
              <table:table-cell office:value-type="float" office:value="212.025009592213">
                <text:p>212.02500959221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2580178125">
                <text:p>2.2580178125</text:p>
              </table:table-cell>
              <table:table-cell office:value-type="float" office:value="-161.769911505286">
                <text:p>-161.769911505286</text:p>
              </table:table-cell>
              <table:table-cell office:value-type="float" office:value="197.117974146378">
                <text:p>197.11797414637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.3561925">
                <text:p>2.3561925</text:p>
              </table:table-cell>
              <table:table-cell office:value-type="float" office:value="-180.311870346194">
                <text:p>-180.311870346194</text:p>
              </table:table-cell>
              <table:table-cell office:value-type="float" office:value="180.312588058231">
                <text:p>180.31258805823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.4543671875">
                <text:p>2.4543671875</text:p>
              </table:table-cell>
              <table:table-cell office:value-type="float" office:value="-197.117330238337">
                <text:p>-197.117330238337</text:p>
              </table:table-cell>
              <table:table-cell office:value-type="float" office:value="161.770696109371">
                <text:p>161.7706961093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552541875">
                <text:p>2.552541875</text:p>
              </table:table-cell>
              <table:table-cell office:value-type="float" office:value="-212.024445689345">
                <text:p>-212.024445689345</text:p>
              </table:table-cell>
              <table:table-cell office:value-type="float" office:value="141.670866553876">
                <text:p>141.67086655387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.6507165625">
                <text:p>2.6507165625</text:p>
              </table:table-cell>
              <table:table-cell office:value-type="float" office:value="-224.889653270697">
                <text:p>-224.889653270697</text:p>
              </table:table-cell>
              <table:table-cell office:value-type="float" office:value="120.206671411306">
                <text:p>120.20667141130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.74889125">
                <text:p>2.74889125</text:p>
              </table:table-cell>
              <table:table-cell office:value-type="float" office:value="-235.589054209686">
                <text:p>-235.589054209686</text:p>
              </table:table-cell>
              <table:table-cell office:value-type="float" office:value="97.5848222654821">
                <text:p>97.584822265482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.8470659375">
                <text:p>2.8470659375</text:p>
              </table:table-cell>
              <table:table-cell office:value-type="float" office:value="-244.019607600311">
                <text:p>-244.019607600311</text:p>
              </table:table-cell>
              <table:table-cell office:value-type="float" office:value="74.023179522298">
                <text:p>74.02317952229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.945240625">
                <text:p>2.945240625</text:p>
              </table:table-cell>
              <table:table-cell office:value-type="float" office:value="-250.100122741859">
                <text:p>-250.100122741859</text:p>
              </table:table-cell>
              <table:table-cell office:value-type="float" office:value="49.7486542984542">
                <text:p>49.748654298454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.0434153125">
                <text:p>3.0434153125</text:p>
              </table:table-cell>
              <table:table-cell office:value-type="float" office:value="-253.772041048415">
                <text:p>-253.772041048415</text:p>
              </table:table-cell>
              <table:table-cell office:value-type="float" office:value="24.9950231470533">
                <text:p>24.995023147053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.14159">
                <text:p>3.14159</text:p>
              </table:table-cell>
              <table:table-cell office:value-type="float" office:value="-254.999999999102">
                <text:p>-254.999999999102</text:p>
              </table:table-cell>
              <table:table-cell office:value-type="float" office:value="0.000676665397757916">
                <text:p>0.00067666539775791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  <table:table-cell office:value-type="float" office:value="1.#NAN">
                <text:p>1.#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9$Build-950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styles/>
</office:document-styles>
</file>